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2" table:number-columns-repeated="6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Overlap</text:p>
          </table:table-cell>
          <table:table-cell table:style-name="ce1" office:value-type="string" calcext:value-type="string">
            <text:p>Rep1</text:p>
          </table:table-cell>
          <table:table-cell table:style-name="ce1" office:value-type="string" calcext:value-type="string">
            <text:p>Rep2</text:p>
          </table:table-cell>
          <table:table-cell table:style-name="ce1" office:value-type="string" calcext:value-type="string">
            <text:p>Rep3</text:p>
          </table:table-cell>
          <table:table-cell office:value-type="string" calcext:value-type="string">
            <text:p>percent overlap</text:p>
          </table:table-cell>
          <table:table-cell table:style-name="ce1" office:value-type="string" calcext:value-type="string">
            <text:p>bases</text:p>
          </table:table-cell>
          <table:table-cell table:style-name="ce1" office:value-type="string" calcext:value-type="string">
            <text:p>on_target_bases</text:p>
          </table:table-cell>
          <table:table-cell table:style-name="ce1" office:value-type="string" calcext:value-type="string">
            <text:p>off_target_bases</text:p>
          </table:table-cell>
          <table:table-cell table:style-name="ce1" office:value-type="string" calcext:value-type="string">
            <text:p>on_target_mapped</text:p>
          </table:table-cell>
          <table:table-cell table:style-name="ce1" office:value-type="string" calcext:value-type="string">
            <text:p>off_target_mapped</text:p>
          </table:table-cell>
          <table:table-cell office:value-type="string" calcext:value-type="string">
            <text:p>not_mapped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F-Score_0.5</text:p>
          </table:table-cell>
          <table:table-cell office:value-type="string" calcext:value-type="string">
            <text:p>On/(on+off)</text:p>
          </table:table-cell>
          <table:table-cell office:value-type="string" calcext:value-type="string">
            <text:p>on/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100.qval_0.001</text:p>
          </table:table-cell>
          <table:table-cell office:value-type="float" office:value="5644406" calcext:value-type="float">
            <text:p>5644406</text:p>
          </table:table-cell>
          <table:table-cell office:value-type="float" office:value="10029877" calcext:value-type="float">
            <text:p>10029877</text:p>
          </table:table-cell>
          <table:table-cell office:value-type="float" office:value="9747587" calcext:value-type="float">
            <text:p>9747587</text:p>
          </table:table-cell>
          <table:table-cell office:value-type="float" office:value="8826670" calcext:value-type="float">
            <text:p>8826670</text:p>
          </table:table-cell>
          <table:table-cell table:formula="of:=100*[.B2]/(AVERAGE([.C2:.E2]))" office:value-type="float" office:value="59.1984990700994" calcext:value-type="float">
            <text:p>59.1984990701</text:p>
          </table:table-cell>
          <table:table-cell office:value-type="float" office:value="5644406" calcext:value-type="float">
            <text:p>564440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704230" calcext:value-type="float">
            <text:p>3704230</text:p>
          </table:table-cell>
          <table:table-cell office:value-type="float" office:value="1739" calcext:value-type="float">
            <text:p>1739</text:p>
          </table:table-cell>
          <table:table-cell table:formula="of:=[.G2]-[.J2]" office:value-type="float" office:value="1940176" calcext:value-type="float">
            <text:p>1940176</text:p>
          </table:table-cell>
          <table:table-cell table:formula="of:=[.J2]/[.H2]" office:value-type="float" office:value="0.0428852110131646" calcext:value-type="float">
            <text:p>0.042885211</text:p>
          </table:table-cell>
          <table:table-cell table:formula="of:=[.J2]/[.G2]" office:value-type="float" office:value="0.65626569031356" calcext:value-type="float">
            <text:p>0.6562656903</text:p>
          </table:table-cell>
          <table:table-cell table:formula="of:=(1+0.5*0.5)*([.M2]*[.N2]/(0.5*0.5*[.N2]+[.M2]))" office:value-type="float" office:value="0.169991969387779" calcext:value-type="float">
            <text:p>0.1699919694</text:p>
          </table:table-cell>
          <table:table-cell table:formula="of:=[.J2]/([.J2]+[.K2])" office:value-type="float" office:value="0.999530757003094" calcext:value-type="float">
            <text:p>0.999530757</text:p>
          </table:table-cell>
          <table:table-cell table:formula="of:=[.J2]/[.G2]" office:value-type="float" office:value="0.65626569031356" calcext:value-type="float">
            <text:p>0.6562656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100.qval_0.005</text:p>
          </table:table-cell>
          <table:table-cell office:value-type="float" office:value="6498581" calcext:value-type="float">
            <text:p>6498581</text:p>
          </table:table-cell>
          <table:table-cell office:value-type="float" office:value="13981109" calcext:value-type="float">
            <text:p>13981109</text:p>
          </table:table-cell>
          <table:table-cell office:value-type="float" office:value="13682633" calcext:value-type="float">
            <text:p>13682633</text:p>
          </table:table-cell>
          <table:table-cell office:value-type="float" office:value="8826670" calcext:value-type="float">
            <text:p>8826670</text:p>
          </table:table-cell>
          <table:table-cell table:formula="of:=100*[.B3]/(AVERAGE([.C3:.E3]))" office:value-type="float" office:value="53.4270289960004" calcext:value-type="float">
            <text:p>53.427028996</text:p>
          </table:table-cell>
          <table:table-cell office:value-type="float" office:value="6498581" calcext:value-type="float">
            <text:p>6498581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4373041" calcext:value-type="float">
            <text:p>4373041</text:p>
          </table:table-cell>
          <table:table-cell office:value-type="float" office:value="3672" calcext:value-type="float">
            <text:p>3672</text:p>
          </table:table-cell>
          <table:table-cell table:formula="of:=[.G3]-[.J3]" office:value-type="float" office:value="2125540" calcext:value-type="float">
            <text:p>2125540</text:p>
          </table:table-cell>
          <table:table-cell table:formula="of:=[.J3]/[.H3]" office:value-type="float" office:value="0.0506282779563419" calcext:value-type="float">
            <text:p>0.050628278</text:p>
          </table:table-cell>
          <table:table-cell table:formula="of:=[.J3]/[.G3]" office:value-type="float" office:value="0.672922442607086" calcext:value-type="float">
            <text:p>0.6729224426</text:p>
          </table:table-cell>
          <table:table-cell table:formula="of:=(1+0.5*0.5)*([.M3]*[.N3]/(0.5*0.5*[.N3]+[.M3]))" office:value-type="float" office:value="0.194582595457064" calcext:value-type="float">
            <text:p>0.1945825955</text:p>
          </table:table-cell>
          <table:table-cell table:formula="of:=[.J3]/([.J3]+[.K3])" office:value-type="float" office:value="0.999161014213178" calcext:value-type="float">
            <text:p>0.9991610142</text:p>
          </table:table-cell>
          <table:table-cell table:formula="of:=[.J3]/[.G3]" office:value-type="float" office:value="0.672922442607086" calcext:value-type="float">
            <text:p>0.6729224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100.qval_0.01</text:p>
          </table:table-cell>
          <table:table-cell office:value-type="float" office:value="7529652" calcext:value-type="float">
            <text:p>7529652</text:p>
          </table:table-cell>
          <table:table-cell office:value-type="float" office:value="13981109" calcext:value-type="float">
            <text:p>13981109</text:p>
          </table:table-cell>
          <table:table-cell office:value-type="float" office:value="13682633" calcext:value-type="float">
            <text:p>13682633</text:p>
          </table:table-cell>
          <table:table-cell office:value-type="float" office:value="12865761" calcext:value-type="float">
            <text:p>12865761</text:p>
          </table:table-cell>
          <table:table-cell table:formula="of:=100*[.B4]/(AVERAGE([.C4:.E4]))" office:value-type="float" office:value="55.734599064785" calcext:value-type="float">
            <text:p>55.7345990648</text:p>
          </table:table-cell>
          <table:table-cell office:value-type="float" office:value="7529652" calcext:value-type="float">
            <text:p>752965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5250661" calcext:value-type="float">
            <text:p>5250661</text:p>
          </table:table-cell>
          <table:table-cell office:value-type="float" office:value="6834" calcext:value-type="float">
            <text:p>6834</text:p>
          </table:table-cell>
          <table:table-cell table:formula="of:=[.G4]-[.J4]" office:value-type="float" office:value="2278991" calcext:value-type="float">
            <text:p>2278991</text:p>
          </table:table-cell>
          <table:table-cell table:formula="of:=[.J4]/[.H4]" office:value-type="float" office:value="0.0607888022459712" calcext:value-type="float">
            <text:p>0.0607888022</text:p>
          </table:table-cell>
          <table:table-cell table:formula="of:=[.J4]/[.G4]" office:value-type="float" office:value="0.697331164840022" calcext:value-type="float">
            <text:p>0.6973311648</text:p>
          </table:table-cell>
          <table:table-cell table:formula="of:=(1+0.5*0.5)*([.M4]*[.N4]/(0.5*0.5*[.N4]+[.M4]))" office:value-type="float" office:value="0.225361724843819" calcext:value-type="float">
            <text:p>0.2253617248</text:p>
          </table:table-cell>
          <table:table-cell table:formula="of:=[.J4]/([.J4]+[.K4])" office:value-type="float" office:value="0.998700141417158" calcext:value-type="float">
            <text:p>0.9987001414</text:p>
          </table:table-cell>
          <table:table-cell table:formula="of:=[.J4]/[.G4]" office:value-type="float" office:value="0.697331164840022" calcext:value-type="float">
            <text:p>0.6973311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100.qval_0.02</text:p>
          </table:table-cell>
          <table:table-cell office:value-type="float" office:value="7529652" calcext:value-type="float">
            <text:p>7529652</text:p>
          </table:table-cell>
          <table:table-cell office:value-type="float" office:value="13981109" calcext:value-type="float">
            <text:p>13981109</text:p>
          </table:table-cell>
          <table:table-cell office:value-type="float" office:value="13682633" calcext:value-type="float">
            <text:p>13682633</text:p>
          </table:table-cell>
          <table:table-cell office:value-type="float" office:value="12865761" calcext:value-type="float">
            <text:p>12865761</text:p>
          </table:table-cell>
          <table:table-cell table:formula="of:=100*[.B5]/(AVERAGE([.C5:.E5]))" office:value-type="float" office:value="55.734599064785" calcext:value-type="float">
            <text:p>55.7345990648</text:p>
          </table:table-cell>
          <table:table-cell office:value-type="float" office:value="7529652" calcext:value-type="float">
            <text:p>752965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5250661" calcext:value-type="float">
            <text:p>5250661</text:p>
          </table:table-cell>
          <table:table-cell office:value-type="float" office:value="6834" calcext:value-type="float">
            <text:p>6834</text:p>
          </table:table-cell>
          <table:table-cell table:formula="of:=[.G5]-[.J5]" office:value-type="float" office:value="2278991" calcext:value-type="float">
            <text:p>2278991</text:p>
          </table:table-cell>
          <table:table-cell table:formula="of:=[.J5]/[.H5]" office:value-type="float" office:value="0.0607888022459712" calcext:value-type="float">
            <text:p>0.0607888022</text:p>
          </table:table-cell>
          <table:table-cell table:formula="of:=[.J5]/[.G5]" office:value-type="float" office:value="0.697331164840022" calcext:value-type="float">
            <text:p>0.6973311648</text:p>
          </table:table-cell>
          <table:table-cell table:formula="of:=(1+0.5*0.5)*([.M5]*[.N5]/(0.5*0.5*[.N5]+[.M5]))" office:value-type="float" office:value="0.225361724843819" calcext:value-type="float">
            <text:p>0.2253617248</text:p>
          </table:table-cell>
          <table:table-cell table:formula="of:=[.J5]/([.J5]+[.K5])" office:value-type="float" office:value="0.998700141417158" calcext:value-type="float">
            <text:p>0.9987001414</text:p>
          </table:table-cell>
          <table:table-cell table:formula="of:=[.J5]/[.G5]" office:value-type="float" office:value="0.697331164840022" calcext:value-type="float">
            <text:p>0.6973311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100.qval_0.03</text:p>
          </table:table-cell>
          <table:table-cell office:value-type="float" office:value="7529652" calcext:value-type="float">
            <text:p>7529652</text:p>
          </table:table-cell>
          <table:table-cell office:value-type="float" office:value="13981109" calcext:value-type="float">
            <text:p>13981109</text:p>
          </table:table-cell>
          <table:table-cell office:value-type="float" office:value="13682633" calcext:value-type="float">
            <text:p>13682633</text:p>
          </table:table-cell>
          <table:table-cell office:value-type="float" office:value="12865761" calcext:value-type="float">
            <text:p>12865761</text:p>
          </table:table-cell>
          <table:table-cell table:formula="of:=100*[.B6]/(AVERAGE([.C6:.E6]))" office:value-type="float" office:value="55.734599064785" calcext:value-type="float">
            <text:p>55.7345990648</text:p>
          </table:table-cell>
          <table:table-cell office:value-type="float" office:value="7529652" calcext:value-type="float">
            <text:p>752965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5250661" calcext:value-type="float">
            <text:p>5250661</text:p>
          </table:table-cell>
          <table:table-cell office:value-type="float" office:value="6834" calcext:value-type="float">
            <text:p>6834</text:p>
          </table:table-cell>
          <table:table-cell table:formula="of:=[.G6]-[.J6]" office:value-type="float" office:value="2278991" calcext:value-type="float">
            <text:p>2278991</text:p>
          </table:table-cell>
          <table:table-cell table:formula="of:=[.J6]/[.H6]" office:value-type="float" office:value="0.0607888022459712" calcext:value-type="float">
            <text:p>0.0607888022</text:p>
          </table:table-cell>
          <table:table-cell table:formula="of:=[.J6]/[.G6]" office:value-type="float" office:value="0.697331164840022" calcext:value-type="float">
            <text:p>0.6973311648</text:p>
          </table:table-cell>
          <table:table-cell table:formula="of:=(1+0.5*0.5)*([.M6]*[.N6]/(0.5*0.5*[.N6]+[.M6]))" office:value-type="float" office:value="0.225361724843819" calcext:value-type="float">
            <text:p>0.2253617248</text:p>
          </table:table-cell>
          <table:table-cell table:formula="of:=[.J6]/([.J6]+[.K6])" office:value-type="float" office:value="0.998700141417158" calcext:value-type="float">
            <text:p>0.9987001414</text:p>
          </table:table-cell>
          <table:table-cell table:formula="of:=[.J6]/[.G6]" office:value-type="float" office:value="0.697331164840022" calcext:value-type="float">
            <text:p>0.6973311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100.qval_0.05</text:p>
          </table:table-cell>
          <table:table-cell office:value-type="float" office:value="9012842" calcext:value-type="float">
            <text:p>9012842</text:p>
          </table:table-cell>
          <table:table-cell office:value-type="float" office:value="23053294" calcext:value-type="float">
            <text:p>23053294</text:p>
          </table:table-cell>
          <table:table-cell office:value-type="float" office:value="22808016" calcext:value-type="float">
            <text:p>22808016</text:p>
          </table:table-cell>
          <table:table-cell office:value-type="float" office:value="12865761" calcext:value-type="float">
            <text:p>12865761</text:p>
          </table:table-cell>
          <table:table-cell table:formula="of:=100*[.B7]/(AVERAGE([.C7:.E7]))" office:value-type="float" office:value="46.0409918962245" calcext:value-type="float">
            <text:p>46.0409918962</text:p>
          </table:table-cell>
          <table:table-cell office:value-type="float" office:value="9012842" calcext:value-type="float">
            <text:p>901284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6428710" calcext:value-type="float">
            <text:p>6428710</text:p>
          </table:table-cell>
          <table:table-cell office:value-type="float" office:value="16119" calcext:value-type="float">
            <text:p>16119</text:p>
          </table:table-cell>
          <table:table-cell table:formula="of:=[.G7]-[.J7]" office:value-type="float" office:value="2584132" calcext:value-type="float">
            <text:p>2584132</text:p>
          </table:table-cell>
          <table:table-cell table:formula="of:=[.J7]/[.H7]" office:value-type="float" office:value="0.0744275017729572" calcext:value-type="float">
            <text:p>0.0744275018</text:p>
          </table:table-cell>
          <table:table-cell table:formula="of:=[.J7]/[.G7]" office:value-type="float" office:value="0.713283335045705" calcext:value-type="float">
            <text:p>0.713283335</text:p>
          </table:table-cell>
          <table:table-cell table:formula="of:=(1+0.5*0.5)*([.M7]*[.N7]/(0.5*0.5*[.N7]+[.M7]))" office:value-type="float" office:value="0.26255314684611" calcext:value-type="float">
            <text:p>0.2625531468</text:p>
          </table:table-cell>
          <table:table-cell table:formula="of:=[.J7]/([.J7]+[.K7])" office:value-type="float" office:value="0.997498925107245" calcext:value-type="float">
            <text:p>0.9974989251</text:p>
          </table:table-cell>
          <table:table-cell table:formula="of:=[.J7]/[.G7]" office:value-type="float" office:value="0.713283335045705" calcext:value-type="float">
            <text:p>0.713283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100.qval_0.07</text:p>
          </table:table-cell>
          <table:table-cell office:value-type="float" office:value="10737413" calcext:value-type="float">
            <text:p>10737413</text:p>
          </table:table-cell>
          <table:table-cell office:value-type="float" office:value="23053294" calcext:value-type="float">
            <text:p>23053294</text:p>
          </table:table-cell>
          <table:table-cell office:value-type="float" office:value="22808016" calcext:value-type="float">
            <text:p>22808016</text:p>
          </table:table-cell>
          <table:table-cell office:value-type="float" office:value="22998550" calcext:value-type="float">
            <text:p>22998550</text:p>
          </table:table-cell>
          <table:table-cell table:formula="of:=100*[.B8]/(AVERAGE([.C8:.E8]))" office:value-type="float" office:value="46.7794140156544" calcext:value-type="float">
            <text:p>46.7794140157</text:p>
          </table:table-cell>
          <table:table-cell office:value-type="float" office:value="10737413" calcext:value-type="float">
            <text:p>1073741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7864921" calcext:value-type="float">
            <text:p>7864921</text:p>
          </table:table-cell>
          <table:table-cell office:value-type="float" office:value="27921" calcext:value-type="float">
            <text:p>27921</text:p>
          </table:table-cell>
          <table:table-cell table:formula="of:=[.G8]-[.J8]" office:value-type="float" office:value="2872492" calcext:value-type="float">
            <text:p>2872492</text:p>
          </table:table-cell>
          <table:table-cell table:formula="of:=[.J8]/[.H8]" office:value-type="float" office:value="0.0910550361848128" calcext:value-type="float">
            <text:p>0.0910550362</text:p>
          </table:table-cell>
          <table:table-cell table:formula="of:=[.J8]/[.G8]" office:value-type="float" office:value="0.732478204945642" calcext:value-type="float">
            <text:p>0.7324782049</text:p>
          </table:table-cell>
          <table:table-cell table:formula="of:=(1+0.5*0.5)*([.M8]*[.N8]/(0.5*0.5*[.N8]+[.M8]))" office:value-type="float" office:value="0.304075543995646" calcext:value-type="float">
            <text:p>0.304075544</text:p>
          </table:table-cell>
          <table:table-cell table:formula="of:=[.J8]/([.J8]+[.K8])" office:value-type="float" office:value="0.996462490950661" calcext:value-type="float">
            <text:p>0.996462491</text:p>
          </table:table-cell>
          <table:table-cell table:formula="of:=[.J8]/[.G8]" office:value-type="float" office:value="0.732478204945642" calcext:value-type="float">
            <text:p>0.7324782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100.qval_0.09</text:p>
          </table:table-cell>
          <table:table-cell office:value-type="float" office:value="10737413" calcext:value-type="float">
            <text:p>10737413</text:p>
          </table:table-cell>
          <table:table-cell office:value-type="float" office:value="23053294" calcext:value-type="float">
            <text:p>23053294</text:p>
          </table:table-cell>
          <table:table-cell office:value-type="float" office:value="22808016" calcext:value-type="float">
            <text:p>22808016</text:p>
          </table:table-cell>
          <table:table-cell office:value-type="float" office:value="22998550" calcext:value-type="float">
            <text:p>22998550</text:p>
          </table:table-cell>
          <table:table-cell table:formula="of:=100*[.B9]/(AVERAGE([.C9:.E9]))" office:value-type="float" office:value="46.7794140156544" calcext:value-type="float">
            <text:p>46.7794140157</text:p>
          </table:table-cell>
          <table:table-cell office:value-type="float" office:value="10737413" calcext:value-type="float">
            <text:p>1073741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7864921" calcext:value-type="float">
            <text:p>7864921</text:p>
          </table:table-cell>
          <table:table-cell office:value-type="float" office:value="27921" calcext:value-type="float">
            <text:p>27921</text:p>
          </table:table-cell>
          <table:table-cell table:formula="of:=[.G9]-[.J9]" office:value-type="float" office:value="2872492" calcext:value-type="float">
            <text:p>2872492</text:p>
          </table:table-cell>
          <table:table-cell table:formula="of:=[.J9]/[.H9]" office:value-type="float" office:value="0.0910550361848128" calcext:value-type="float">
            <text:p>0.0910550362</text:p>
          </table:table-cell>
          <table:table-cell table:formula="of:=[.J9]/[.G9]" office:value-type="float" office:value="0.732478204945642" calcext:value-type="float">
            <text:p>0.7324782049</text:p>
          </table:table-cell>
          <table:table-cell table:formula="of:=(1+0.5*0.5)*([.M9]*[.N9]/(0.5*0.5*[.N9]+[.M9]))" office:value-type="float" office:value="0.304075543995646" calcext:value-type="float">
            <text:p>0.304075544</text:p>
          </table:table-cell>
          <table:table-cell table:formula="of:=[.J9]/([.J9]+[.K9])" office:value-type="float" office:value="0.996462490950661" calcext:value-type="float">
            <text:p>0.996462491</text:p>
          </table:table-cell>
          <table:table-cell table:formula="of:=[.J9]/[.G9]" office:value-type="float" office:value="0.732478204945642" calcext:value-type="float">
            <text:p>0.7324782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100.qval_0.1</text:p>
          </table:table-cell>
          <table:table-cell office:value-type="float" office:value="10737413" calcext:value-type="float">
            <text:p>10737413</text:p>
          </table:table-cell>
          <table:table-cell office:value-type="float" office:value="23053294" calcext:value-type="float">
            <text:p>23053294</text:p>
          </table:table-cell>
          <table:table-cell office:value-type="float" office:value="22808016" calcext:value-type="float">
            <text:p>22808016</text:p>
          </table:table-cell>
          <table:table-cell office:value-type="float" office:value="22998550" calcext:value-type="float">
            <text:p>22998550</text:p>
          </table:table-cell>
          <table:table-cell table:formula="of:=100*[.B10]/(AVERAGE([.C10:.E10]))" office:value-type="float" office:value="46.7794140156544" calcext:value-type="float">
            <text:p>46.7794140157</text:p>
          </table:table-cell>
          <table:table-cell office:value-type="float" office:value="10737413" calcext:value-type="float">
            <text:p>1073741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7864921" calcext:value-type="float">
            <text:p>7864921</text:p>
          </table:table-cell>
          <table:table-cell office:value-type="float" office:value="27921" calcext:value-type="float">
            <text:p>27921</text:p>
          </table:table-cell>
          <table:table-cell table:formula="of:=[.G10]-[.J10]" office:value-type="float" office:value="2872492" calcext:value-type="float">
            <text:p>2872492</text:p>
          </table:table-cell>
          <table:table-cell table:formula="of:=[.J10]/[.H10]" office:value-type="float" office:value="0.0910550361848128" calcext:value-type="float">
            <text:p>0.0910550362</text:p>
          </table:table-cell>
          <table:table-cell table:formula="of:=[.J10]/[.G10]" office:value-type="float" office:value="0.732478204945642" calcext:value-type="float">
            <text:p>0.7324782049</text:p>
          </table:table-cell>
          <table:table-cell table:formula="of:=(1+0.5*0.5)*([.M10]*[.N10]/(0.5*0.5*[.N10]+[.M10]))" office:value-type="float" office:value="0.304075543995646" calcext:value-type="float">
            <text:p>0.304075544</text:p>
          </table:table-cell>
          <table:table-cell table:formula="of:=[.J10]/([.J10]+[.K10])" office:value-type="float" office:value="0.996462490950661" calcext:value-type="float">
            <text:p>0.996462491</text:p>
          </table:table-cell>
          <table:table-cell table:formula="of:=[.J10]/[.G10]" office:value-type="float" office:value="0.732478204945642" calcext:value-type="float">
            <text:p>0.7324782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100.qval_0.5</text:p>
          </table:table-cell>
          <table:table-cell office:value-type="float" office:value="17562460" calcext:value-type="float">
            <text:p>17562460</text:p>
          </table:table-cell>
          <table:table-cell office:value-type="float" office:value="71879009" calcext:value-type="float">
            <text:p>71879009</text:p>
          </table:table-cell>
          <table:table-cell office:value-type="float" office:value="73437072" calcext:value-type="float">
            <text:p>73437072</text:p>
          </table:table-cell>
          <table:table-cell office:value-type="float" office:value="83844705" calcext:value-type="float">
            <text:p>83844705</text:p>
          </table:table-cell>
          <table:table-cell table:formula="of:=100*[.B11]/(AVERAGE([.C11:.E11]))" office:value-type="float" office:value="22.991446712877" calcext:value-type="float">
            <text:p>22.9914467129</text:p>
          </table:table-cell>
          <table:table-cell office:value-type="float" office:value="17562460" calcext:value-type="float">
            <text:p>1756246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2732829" calcext:value-type="float">
            <text:p>12732829</text:p>
          </table:table-cell>
          <table:table-cell office:value-type="float" office:value="110598" calcext:value-type="float">
            <text:p>110598</text:p>
          </table:table-cell>
          <table:table-cell table:formula="of:=[.G11]-[.J11]" office:value-type="float" office:value="4829631" calcext:value-type="float">
            <text:p>4829631</text:p>
          </table:table-cell>
          <table:table-cell table:formula="of:=[.J11]/[.H11]" office:value-type="float" office:value="0.147412568458098" calcext:value-type="float">
            <text:p>0.1474125685</text:p>
          </table:table-cell>
          <table:table-cell table:formula="of:=[.J11]/[.G11]" office:value-type="float" office:value="0.725002590753232" calcext:value-type="float">
            <text:p>0.7250025908</text:p>
          </table:table-cell>
          <table:table-cell table:formula="of:=(1+0.5*0.5)*([.M11]*[.N11]/(0.5*0.5*[.N11]+[.M11]))" office:value-type="float" office:value="0.406474199085992" calcext:value-type="float">
            <text:p>0.4064741991</text:p>
          </table:table-cell>
          <table:table-cell table:formula="of:=[.J11]/([.J11]+[.K11])" office:value-type="float" office:value="0.991388746944254" calcext:value-type="float">
            <text:p>0.9913887469</text:p>
          </table:table-cell>
          <table:table-cell table:formula="of:=[.J11]/[.G11]" office:value-type="float" office:value="0.725002590753232" calcext:value-type="float">
            <text:p>0.7250025908</text:p>
          </table:table-cell>
          <table:table-cell table:number-columns-repeated="2"/>
        </table:table-row>
        <table:table-row table:style-name="ro1">
          <table:table-cell table:style-name="ce1" table:number-columns-repeated="5"/>
          <table:table-cell table:number-columns-repeated="14"/>
        </table:table-row>
        <table:table-row table:style-name="ro1">
          <table:table-cell office:value-type="string" calcext:value-type="string">
            <text:p>frozen.ext_200.qval_0.001</text:p>
          </table:table-cell>
          <table:table-cell office:value-type="float" office:value="10250026" calcext:value-type="float">
            <text:p>10250026</text:p>
          </table:table-cell>
          <table:table-cell office:value-type="float" office:value="16562806" calcext:value-type="float">
            <text:p>16562806</text:p>
          </table:table-cell>
          <table:table-cell office:value-type="float" office:value="16223498" calcext:value-type="float">
            <text:p>16223498</text:p>
          </table:table-cell>
          <table:table-cell office:value-type="float" office:value="15348384" calcext:value-type="float">
            <text:p>15348384</text:p>
          </table:table-cell>
          <table:table-cell table:formula="of:=100*[.B13]/(AVERAGE([.C13:.E13]))" office:value-type="float" office:value="63.8834056637076" calcext:value-type="float">
            <text:p>63.8834056637</text:p>
          </table:table-cell>
          <table:table-cell office:value-type="float" office:value="10250026" calcext:value-type="float">
            <text:p>1025002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8377243" calcext:value-type="float">
            <text:p>8377243</text:p>
          </table:table-cell>
          <table:table-cell office:value-type="float" office:value="15891" calcext:value-type="float">
            <text:p>15891</text:p>
          </table:table-cell>
          <table:table-cell table:formula="of:=[.G14]-[.J14]" office:value-type="float" office:value="1960533" calcext:value-type="float">
            <text:p>1960533</text:p>
          </table:table-cell>
          <table:table-cell table:formula="of:=[.J13]/[.H13]" office:value-type="float" office:value="0.0969863733525067" calcext:value-type="float">
            <text:p>0.0969863734</text:p>
          </table:table-cell>
          <table:table-cell table:formula="of:=[.J13]/[.G13]" office:value-type="float" office:value="0.817289926874332" calcext:value-type="float">
            <text:p>0.8172899269</text:p>
          </table:table-cell>
          <table:table-cell table:formula="of:=(1+0.5*0.5)*([.M13]*[.N13]/(0.5*0.5*[.N13]+[.M13]))" office:value-type="float" office:value="0.328840260794755" calcext:value-type="float">
            <text:p>0.3288402608</text:p>
          </table:table-cell>
          <table:table-cell table:formula="of:=[.J13]/([.J13]+[.K13])" office:value-type="float" office:value="0.998106666711147" calcext:value-type="float">
            <text:p>0.9981066667</text:p>
          </table:table-cell>
          <table:table-cell table:formula="of:=[.J13]/[.G13]" office:value-type="float" office:value="0.817289926874332" calcext:value-type="float">
            <text:p>0.8172899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200.qval_0.005</text:p>
          </table:table-cell>
          <table:table-cell office:value-type="float" office:value="10756023" calcext:value-type="float">
            <text:p>10756023</text:p>
          </table:table-cell>
          <table:table-cell office:value-type="float" office:value="21390827" calcext:value-type="float">
            <text:p>21390827</text:p>
          </table:table-cell>
          <table:table-cell office:value-type="float" office:value="16223498" calcext:value-type="float">
            <text:p>16223498</text:p>
          </table:table-cell>
          <table:table-cell office:value-type="float" office:value="15348384" calcext:value-type="float">
            <text:p>15348384</text:p>
          </table:table-cell>
          <table:table-cell table:formula="of:=100*[.B14]/(AVERAGE([.C14:.E14]))" office:value-type="float" office:value="60.9260168319562" calcext:value-type="float">
            <text:p>60.926016832</text:p>
          </table:table-cell>
          <table:table-cell office:value-type="float" office:value="10756023" calcext:value-type="float">
            <text:p>1075602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8795490" calcext:value-type="float">
            <text:p>8795490</text:p>
          </table:table-cell>
          <table:table-cell office:value-type="float" office:value="21408" calcext:value-type="float">
            <text:p>21408</text:p>
          </table:table-cell>
          <table:table-cell table:formula="of:=[.G15]-[.J15]" office:value-type="float" office:value="2300456" calcext:value-type="float">
            <text:p>2300456</text:p>
          </table:table-cell>
          <table:table-cell table:formula="of:=[.J14]/[.H14]" office:value-type="float" office:value="0.101828570206002" calcext:value-type="float">
            <text:p>0.1018285702</text:p>
          </table:table-cell>
          <table:table-cell table:formula="of:=[.J14]/[.G14]" office:value-type="float" office:value="0.817726960978049" calcext:value-type="float">
            <text:p>0.817726961</text:p>
          </table:table-cell>
          <table:table-cell table:formula="of:=(1+0.5*0.5)*([.M14]*[.N14]/(0.5*0.5*[.N14]+[.M14]))" office:value-type="float" office:value="0.339857812186002" calcext:value-type="float">
            <text:p>0.3398578122</text:p>
          </table:table-cell>
          <table:table-cell table:formula="of:=[.J14]/([.J14]+[.K14])" office:value-type="float" office:value="0.997571935163592" calcext:value-type="float">
            <text:p>0.9975719352</text:p>
          </table:table-cell>
          <table:table-cell table:formula="of:=[.J14]/[.G14]" office:value-type="float" office:value="0.817726960978049" calcext:value-type="float">
            <text:p>0.817726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200.qval_0.01</text:p>
          </table:table-cell>
          <table:table-cell office:value-type="float" office:value="12711953" calcext:value-type="float">
            <text:p>12711953</text:p>
          </table:table-cell>
          <table:table-cell office:value-type="float" office:value="21390827" calcext:value-type="float">
            <text:p>21390827</text:p>
          </table:table-cell>
          <table:table-cell office:value-type="float" office:value="21050312" calcext:value-type="float">
            <text:p>21050312</text:p>
          </table:table-cell>
          <table:table-cell office:value-type="float" office:value="20464586" calcext:value-type="float">
            <text:p>20464586</text:p>
          </table:table-cell>
          <table:table-cell table:formula="of:=100*[.B15]/(AVERAGE([.C15:.E15]))" office:value-type="float" office:value="60.6238287532653" calcext:value-type="float">
            <text:p>60.6238287533</text:p>
          </table:table-cell>
          <table:table-cell office:value-type="float" office:value="12711953" calcext:value-type="float">
            <text:p>1271195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0411497" calcext:value-type="float">
            <text:p>10411497</text:p>
          </table:table-cell>
          <table:table-cell office:value-type="float" office:value="40525" calcext:value-type="float">
            <text:p>40525</text:p>
          </table:table-cell>
          <table:table-cell table:formula="of:=[.G16]-[.J16]" office:value-type="float" office:value="2300456" calcext:value-type="float">
            <text:p>2300456</text:p>
          </table:table-cell>
          <table:table-cell table:formula="of:=[.J15]/[.H15]" office:value-type="float" office:value="0.120537667965523" calcext:value-type="float">
            <text:p>0.120537668</text:p>
          </table:table-cell>
          <table:table-cell table:formula="of:=[.J15]/[.G15]" office:value-type="float" office:value="0.819032055892592" calcext:value-type="float">
            <text:p>0.8190320559</text:p>
          </table:table-cell>
          <table:table-cell table:formula="of:=(1+0.5*0.5)*([.M15]*[.N15]/(0.5*0.5*[.N15]+[.M15]))" office:value-type="float" office:value="0.37936337418442" calcext:value-type="float">
            <text:p>0.3793633742</text:p>
          </table:table-cell>
          <table:table-cell table:formula="of:=[.J15]/([.J15]+[.K15])" office:value-type="float" office:value="0.996122759787532" calcext:value-type="float">
            <text:p>0.9961227598</text:p>
          </table:table-cell>
          <table:table-cell table:formula="of:=[.J15]/[.G15]" office:value-type="float" office:value="0.819032055892592" calcext:value-type="float">
            <text:p>0.8190320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200.qval_0.02</text:p>
          </table:table-cell>
          <table:table-cell office:value-type="float" office:value="12711953" calcext:value-type="float">
            <text:p>12711953</text:p>
          </table:table-cell>
          <table:table-cell office:value-type="float" office:value="21390827" calcext:value-type="float">
            <text:p>21390827</text:p>
          </table:table-cell>
          <table:table-cell office:value-type="float" office:value="21050312" calcext:value-type="float">
            <text:p>21050312</text:p>
          </table:table-cell>
          <table:table-cell office:value-type="float" office:value="20464586" calcext:value-type="float">
            <text:p>20464586</text:p>
          </table:table-cell>
          <table:table-cell table:formula="of:=100*[.B16]/(AVERAGE([.C16:.E16]))" office:value-type="float" office:value="60.6238287532653" calcext:value-type="float">
            <text:p>60.6238287533</text:p>
          </table:table-cell>
          <table:table-cell office:value-type="float" office:value="12711953" calcext:value-type="float">
            <text:p>1271195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0411497" calcext:value-type="float">
            <text:p>10411497</text:p>
          </table:table-cell>
          <table:table-cell office:value-type="float" office:value="40525" calcext:value-type="float">
            <text:p>40525</text:p>
          </table:table-cell>
          <table:table-cell table:formula="of:=[.G17]-[.J17]" office:value-type="float" office:value="2300456" calcext:value-type="float">
            <text:p>2300456</text:p>
          </table:table-cell>
          <table:table-cell table:formula="of:=[.J16]/[.H16]" office:value-type="float" office:value="0.120537667965523" calcext:value-type="float">
            <text:p>0.120537668</text:p>
          </table:table-cell>
          <table:table-cell table:formula="of:=[.J16]/[.G16]" office:value-type="float" office:value="0.819032055892592" calcext:value-type="float">
            <text:p>0.8190320559</text:p>
          </table:table-cell>
          <table:table-cell table:formula="of:=(1+0.5*0.5)*([.M16]*[.N16]/(0.5*0.5*[.N16]+[.M16]))" office:value-type="float" office:value="0.37936337418442" calcext:value-type="float">
            <text:p>0.3793633742</text:p>
          </table:table-cell>
          <table:table-cell table:formula="of:=[.J16]/([.J16]+[.K16])" office:value-type="float" office:value="0.996122759787532" calcext:value-type="float">
            <text:p>0.9961227598</text:p>
          </table:table-cell>
          <table:table-cell table:formula="of:=[.J16]/[.G16]" office:value-type="float" office:value="0.819032055892592" calcext:value-type="float">
            <text:p>0.8190320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200.qval_0.03</text:p>
          </table:table-cell>
          <table:table-cell office:value-type="float" office:value="12711953" calcext:value-type="float">
            <text:p>12711953</text:p>
          </table:table-cell>
          <table:table-cell office:value-type="float" office:value="21390827" calcext:value-type="float">
            <text:p>21390827</text:p>
          </table:table-cell>
          <table:table-cell office:value-type="float" office:value="21050312" calcext:value-type="float">
            <text:p>21050312</text:p>
          </table:table-cell>
          <table:table-cell office:value-type="float" office:value="20464586" calcext:value-type="float">
            <text:p>20464586</text:p>
          </table:table-cell>
          <table:table-cell table:formula="of:=100*[.B17]/(AVERAGE([.C17:.E17]))" office:value-type="float" office:value="60.6238287532653" calcext:value-type="float">
            <text:p>60.6238287533</text:p>
          </table:table-cell>
          <table:table-cell office:value-type="float" office:value="12711953" calcext:value-type="float">
            <text:p>1271195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0411497" calcext:value-type="float">
            <text:p>10411497</text:p>
          </table:table-cell>
          <table:table-cell office:value-type="float" office:value="40525" calcext:value-type="float">
            <text:p>40525</text:p>
          </table:table-cell>
          <table:table-cell table:formula="of:=[.G18]-[.J18]" office:value-type="float" office:value="2723098" calcext:value-type="float">
            <text:p>2723098</text:p>
          </table:table-cell>
          <table:table-cell table:formula="of:=[.J17]/[.H17]" office:value-type="float" office:value="0.120537667965523" calcext:value-type="float">
            <text:p>0.120537668</text:p>
          </table:table-cell>
          <table:table-cell table:formula="of:=[.J17]/[.G17]" office:value-type="float" office:value="0.819032055892592" calcext:value-type="float">
            <text:p>0.8190320559</text:p>
          </table:table-cell>
          <table:table-cell table:formula="of:=(1+0.5*0.5)*([.M17]*[.N17]/(0.5*0.5*[.N17]+[.M17]))" office:value-type="float" office:value="0.37936337418442" calcext:value-type="float">
            <text:p>0.3793633742</text:p>
          </table:table-cell>
          <table:table-cell table:formula="of:=[.J17]/([.J17]+[.K17])" office:value-type="float" office:value="0.996122759787532" calcext:value-type="float">
            <text:p>0.9961227598</text:p>
          </table:table-cell>
          <table:table-cell table:formula="of:=[.J17]/[.G17]" office:value-type="float" office:value="0.819032055892592" calcext:value-type="float">
            <text:p>0.8190320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200.qval_0.05</text:p>
          </table:table-cell>
          <table:table-cell office:value-type="float" office:value="14579287" calcext:value-type="float">
            <text:p>14579287</text:p>
          </table:table-cell>
          <table:table-cell office:value-type="float" office:value="30536862" calcext:value-type="float">
            <text:p>30536862</text:p>
          </table:table-cell>
          <table:table-cell office:value-type="float" office:value="30284260" calcext:value-type="float">
            <text:p>30284260</text:p>
          </table:table-cell>
          <table:table-cell office:value-type="float" office:value="20464586" calcext:value-type="float">
            <text:p>20464586</text:p>
          </table:table-cell>
          <table:table-cell table:formula="of:=100*[.B18]/(AVERAGE([.C18:.E18]))" office:value-type="float" office:value="53.8075660237837" calcext:value-type="float">
            <text:p>53.8075660238</text:p>
          </table:table-cell>
          <table:table-cell office:value-type="float" office:value="14579287" calcext:value-type="float">
            <text:p>1457928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1856189" calcext:value-type="float">
            <text:p>11856189</text:p>
          </table:table-cell>
          <table:table-cell office:value-type="float" office:value="72406" calcext:value-type="float">
            <text:p>72406</text:p>
          </table:table-cell>
          <table:table-cell table:formula="of:=[.G19]-[.J19]" office:value-type="float" office:value="3118700" calcext:value-type="float">
            <text:p>3118700</text:p>
          </table:table-cell>
          <table:table-cell table:formula="of:=[.J18]/[.H18]" office:value-type="float" office:value="0.137263389983063" calcext:value-type="float">
            <text:p>0.13726339</text:p>
          </table:table-cell>
          <table:table-cell table:formula="of:=[.J18]/[.G18]" office:value-type="float" office:value="0.813221455891499" calcext:value-type="float">
            <text:p>0.8132214559</text:p>
          </table:table-cell>
          <table:table-cell table:formula="of:=(1+0.5*0.5)*([.M18]*[.N18]/(0.5*0.5*[.N18]+[.M18]))" office:value-type="float" office:value="0.409702639136821" calcext:value-type="float">
            <text:p>0.4097026391</text:p>
          </table:table-cell>
          <table:table-cell table:formula="of:=[.J18]/([.J18]+[.K18])" office:value-type="float" office:value="0.99393004792266" calcext:value-type="float">
            <text:p>0.9939300479</text:p>
          </table:table-cell>
          <table:table-cell table:formula="of:=[.J18]/[.G18]" office:value-type="float" office:value="0.813221455891499" calcext:value-type="float">
            <text:p>0.8132214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200.qval_0.07</text:p>
          </table:table-cell>
          <table:table-cell office:value-type="float" office:value="16408470" calcext:value-type="float">
            <text:p>16408470</text:p>
          </table:table-cell>
          <table:table-cell office:value-type="float" office:value="30536862" calcext:value-type="float">
            <text:p>30536862</text:p>
          </table:table-cell>
          <table:table-cell office:value-type="float" office:value="30284260" calcext:value-type="float">
            <text:p>30284260</text:p>
          </table:table-cell>
          <table:table-cell office:value-type="float" office:value="30900391" calcext:value-type="float">
            <text:p>30900391</text:p>
          </table:table-cell>
          <table:table-cell table:formula="of:=100*[.B19]/(AVERAGE([.C19:.E19]))" office:value-type="float" office:value="53.6683362386314" calcext:value-type="float">
            <text:p>53.6683362386</text:p>
          </table:table-cell>
          <table:table-cell office:value-type="float" office:value="16408470" calcext:value-type="float">
            <text:p>1640847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3289770" calcext:value-type="float">
            <text:p>13289770</text:p>
          </table:table-cell>
          <table:table-cell office:value-type="float" office:value="90314" calcext:value-type="float">
            <text:p>90314</text:p>
          </table:table-cell>
          <table:table-cell table:formula="of:=[.G20]-[.J20]" office:value-type="float" office:value="3118700" calcext:value-type="float">
            <text:p>3118700</text:p>
          </table:table-cell>
          <table:table-cell table:formula="of:=[.J19]/[.H19]" office:value-type="float" office:value="0.153860475933304" calcext:value-type="float">
            <text:p>0.1538604759</text:p>
          </table:table-cell>
          <table:table-cell table:formula="of:=[.J19]/[.G19]" office:value-type="float" office:value="0.809933528232675" calcext:value-type="float">
            <text:p>0.8099335282</text:p>
          </table:table-cell>
          <table:table-cell table:formula="of:=(1+0.5*0.5)*([.M19]*[.N19]/(0.5*0.5*[.N19]+[.M19]))" office:value-type="float" office:value="0.437136614443912" calcext:value-type="float">
            <text:p>0.4371366144</text:p>
          </table:table-cell>
          <table:table-cell table:formula="of:=[.J19]/([.J19]+[.K19])" office:value-type="float" office:value="0.993250117114362" calcext:value-type="float">
            <text:p>0.9932501171</text:p>
          </table:table-cell>
          <table:table-cell table:formula="of:=[.J19]/[.G19]" office:value-type="float" office:value="0.809933528232675" calcext:value-type="float">
            <text:p>0.8099335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200.qval_0.09</text:p>
          </table:table-cell>
          <table:table-cell office:value-type="float" office:value="16408470" calcext:value-type="float">
            <text:p>16408470</text:p>
          </table:table-cell>
          <table:table-cell office:value-type="float" office:value="30536862" calcext:value-type="float">
            <text:p>30536862</text:p>
          </table:table-cell>
          <table:table-cell office:value-type="float" office:value="30284260" calcext:value-type="float">
            <text:p>30284260</text:p>
          </table:table-cell>
          <table:table-cell office:value-type="float" office:value="30900391" calcext:value-type="float">
            <text:p>30900391</text:p>
          </table:table-cell>
          <table:table-cell table:formula="of:=100*[.B20]/(AVERAGE([.C20:.E20]))" office:value-type="float" office:value="53.6683362386314" calcext:value-type="float">
            <text:p>53.6683362386</text:p>
          </table:table-cell>
          <table:table-cell office:value-type="float" office:value="16408470" calcext:value-type="float">
            <text:p>1640847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3289770" calcext:value-type="float">
            <text:p>13289770</text:p>
          </table:table-cell>
          <table:table-cell office:value-type="float" office:value="90314" calcext:value-type="float">
            <text:p>90314</text:p>
          </table:table-cell>
          <table:table-cell table:formula="of:=[.G21]-[.J21]" office:value-type="float" office:value="3118700" calcext:value-type="float">
            <text:p>3118700</text:p>
          </table:table-cell>
          <table:table-cell table:formula="of:=[.J20]/[.H20]" office:value-type="float" office:value="0.153860475933304" calcext:value-type="float">
            <text:p>0.1538604759</text:p>
          </table:table-cell>
          <table:table-cell table:formula="of:=[.J20]/[.G20]" office:value-type="float" office:value="0.809933528232675" calcext:value-type="float">
            <text:p>0.8099335282</text:p>
          </table:table-cell>
          <table:table-cell table:formula="of:=(1+0.5*0.5)*([.M20]*[.N20]/(0.5*0.5*[.N20]+[.M20]))" office:value-type="float" office:value="0.437136614443912" calcext:value-type="float">
            <text:p>0.4371366144</text:p>
          </table:table-cell>
          <table:table-cell table:formula="of:=[.J20]/([.J20]+[.K20])" office:value-type="float" office:value="0.993250117114362" calcext:value-type="float">
            <text:p>0.9932501171</text:p>
          </table:table-cell>
          <table:table-cell table:formula="of:=[.J20]/[.G20]" office:value-type="float" office:value="0.809933528232675" calcext:value-type="float">
            <text:p>0.8099335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200.qval_0.1</text:p>
          </table:table-cell>
          <table:table-cell office:value-type="float" office:value="16408470" calcext:value-type="float">
            <text:p>16408470</text:p>
          </table:table-cell>
          <table:table-cell office:value-type="float" office:value="30536862" calcext:value-type="float">
            <text:p>30536862</text:p>
          </table:table-cell>
          <table:table-cell office:value-type="float" office:value="30284260" calcext:value-type="float">
            <text:p>30284260</text:p>
          </table:table-cell>
          <table:table-cell office:value-type="float" office:value="30900391" calcext:value-type="float">
            <text:p>30900391</text:p>
          </table:table-cell>
          <table:table-cell table:formula="of:=100*[.B21]/(AVERAGE([.C21:.E21]))" office:value-type="float" office:value="53.6683362386314" calcext:value-type="float">
            <text:p>53.6683362386</text:p>
          </table:table-cell>
          <table:table-cell office:value-type="float" office:value="16408470" calcext:value-type="float">
            <text:p>1640847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3289770" calcext:value-type="float">
            <text:p>13289770</text:p>
          </table:table-cell>
          <table:table-cell office:value-type="float" office:value="90314" calcext:value-type="float">
            <text:p>90314</text:p>
          </table:table-cell>
          <table:table-cell table:formula="of:=[.G22]-[.J22]" office:value-type="float" office:value="5207583" calcext:value-type="float">
            <text:p>5207583</text:p>
          </table:table-cell>
          <table:table-cell table:formula="of:=[.J21]/[.H21]" office:value-type="float" office:value="0.153860475933304" calcext:value-type="float">
            <text:p>0.1538604759</text:p>
          </table:table-cell>
          <table:table-cell table:formula="of:=[.J21]/[.G21]" office:value-type="float" office:value="0.809933528232675" calcext:value-type="float">
            <text:p>0.8099335282</text:p>
          </table:table-cell>
          <table:table-cell table:formula="of:=(1+0.5*0.5)*([.M21]*[.N21]/(0.5*0.5*[.N21]+[.M21]))" office:value-type="float" office:value="0.437136614443912" calcext:value-type="float">
            <text:p>0.4371366144</text:p>
          </table:table-cell>
          <table:table-cell table:formula="of:=[.J21]/([.J21]+[.K21])" office:value-type="float" office:value="0.993250117114362" calcext:value-type="float">
            <text:p>0.9932501171</text:p>
          </table:table-cell>
          <table:table-cell table:formula="of:=[.J21]/[.G21]" office:value-type="float" office:value="0.809933528232675" calcext:value-type="float">
            <text:p>0.8099335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200.qval_0.5</text:p>
          </table:table-cell>
          <table:table-cell office:value-type="float" office:value="22869215" calcext:value-type="float">
            <text:p>22869215</text:p>
          </table:table-cell>
          <table:table-cell office:value-type="float" office:value="57478680" calcext:value-type="float">
            <text:p>57478680</text:p>
          </table:table-cell>
          <table:table-cell office:value-type="float" office:value="57820103" calcext:value-type="float">
            <text:p>57820103</text:p>
          </table:table-cell>
          <table:table-cell office:value-type="float" office:value="64566238" calcext:value-type="float">
            <text:p>64566238</text:p>
          </table:table-cell>
          <table:table-cell table:formula="of:=100*[.B22]/(AVERAGE([.C22:.E22]))" office:value-type="float" office:value="38.1439618545954" calcext:value-type="float">
            <text:p>38.1439618546</text:p>
          </table:table-cell>
          <table:table-cell office:value-type="float" office:value="22869215" calcext:value-type="float">
            <text:p>22869215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7661632" calcext:value-type="float">
            <text:p>17661632</text:p>
          </table:table-cell>
          <table:table-cell office:value-type="float" office:value="224543" calcext:value-type="float">
            <text:p>224543</text:p>
          </table:table-cell>
          <table:table-cell table:formula="of:=[.G24]-[.J24]" office:value-type="float" office:value="2618280" calcext:value-type="float">
            <text:p>2618280</text:p>
          </table:table-cell>
          <table:table-cell table:formula="of:=[.J22]/[.H22]" office:value-type="float" office:value="0.204475104180048" calcext:value-type="float">
            <text:p>0.2044751042</text:p>
          </table:table-cell>
          <table:table-cell table:formula="of:=[.J22]/[.G22]" office:value-type="float" office:value="0.772288510996114" calcext:value-type="float">
            <text:p>0.772288511</text:p>
          </table:table-cell>
          <table:table-cell table:formula="of:=(1+0.5*0.5)*([.M22]*[.N22]/(0.5*0.5*[.N22]+[.M22]))" office:value-type="float" office:value="0.496525195813578" calcext:value-type="float">
            <text:p>0.4965251958</text:p>
          </table:table-cell>
          <table:table-cell table:formula="of:=[.J22]/([.J22]+[.K22])" office:value-type="float" office:value="0.987446002289478" calcext:value-type="float">
            <text:p>0.9874460023</text:p>
          </table:table-cell>
          <table:table-cell table:formula="of:=[.J22]/[.G22]" office:value-type="float" office:value="0.772288510996114" calcext:value-type="float">
            <text:p>0.77228851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100*[.B23]/(AVERAGE([.C23:.E23])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ozen.ext_400.qval_0.001</text:p>
          </table:table-cell>
          <table:table-cell office:value-type="float" office:value="16553052" calcext:value-type="float">
            <text:p>16553052</text:p>
          </table:table-cell>
          <table:table-cell office:value-type="float" office:value="24772173" calcext:value-type="float">
            <text:p>24772173</text:p>
          </table:table-cell>
          <table:table-cell office:value-type="float" office:value="24407354" calcext:value-type="float">
            <text:p>24407354</text:p>
          </table:table-cell>
          <table:table-cell office:value-type="float" office:value="23768591" calcext:value-type="float">
            <text:p>23768591</text:p>
          </table:table-cell>
          <table:table-cell table:formula="of:=100*[.B24]/(AVERAGE([.C24:.E24]))" office:value-type="float" office:value="68.0746225694267" calcext:value-type="float">
            <text:p>68.0746225694</text:p>
          </table:table-cell>
          <table:table-cell office:value-type="float" office:value="16553052" calcext:value-type="float">
            <text:p>1655305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3934772" calcext:value-type="float">
            <text:p>13934772</text:p>
          </table:table-cell>
          <table:table-cell office:value-type="float" office:value="93649" calcext:value-type="float">
            <text:p>93649</text:p>
          </table:table-cell>
          <table:table-cell table:formula="of:=[.G26]-[.J26]" office:value-type="float" office:value="3388793" calcext:value-type="float">
            <text:p>3388793</text:p>
          </table:table-cell>
          <table:table-cell table:formula="of:=[.J24]/[.H24]" office:value-type="float" office:value="0.161327897468661" calcext:value-type="float">
            <text:p>0.1613278975</text:p>
          </table:table-cell>
          <table:table-cell table:formula="of:=[.J24]/[.G24]" office:value-type="float" office:value="0.841824939594221" calcext:value-type="float">
            <text:p>0.8418249396</text:p>
          </table:table-cell>
          <table:table-cell table:formula="of:=(1+0.5*0.5)*([.M24]*[.N24]/(0.5*0.5*[.N24]+[.M24]))" office:value-type="float" office:value="0.456615263125582" calcext:value-type="float">
            <text:p>0.4566152631</text:p>
          </table:table-cell>
          <table:table-cell table:formula="of:=[.J24]/([.J24]+[.K24])" office:value-type="float" office:value="0.993324337785414" calcext:value-type="float">
            <text:p>0.9933243378</text:p>
          </table:table-cell>
          <table:table-cell table:formula="of:=[.J24]/[.G24]" office:value-type="float" office:value="0.841824939594221" calcext:value-type="float">
            <text:p>0.8418249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400.qval_0.005</text:p>
          </table:table-cell>
          <table:table-cell office:value-type="float" office:value="17985084" calcext:value-type="float">
            <text:p>17985084</text:p>
          </table:table-cell>
          <table:table-cell office:value-type="float" office:value="29718455" calcext:value-type="float">
            <text:p>29718455</text:p>
          </table:table-cell>
          <table:table-cell office:value-type="float" office:value="29381151" calcext:value-type="float">
            <text:p>29381151</text:p>
          </table:table-cell>
          <table:table-cell office:value-type="float" office:value="23768591" calcext:value-type="float">
            <text:p>23768591</text:p>
          </table:table-cell>
          <table:table-cell table:formula="of:=100*[.B25]/(AVERAGE([.C25:.E25]))" office:value-type="float" office:value="65.1097211635967" calcext:value-type="float">
            <text:p>65.1097211636</text:p>
          </table:table-cell>
          <table:table-cell office:value-type="float" office:value="17985084" calcext:value-type="float">
            <text:p>1798508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4960548" calcext:value-type="float">
            <text:p>14960548</text:p>
          </table:table-cell>
          <table:table-cell office:value-type="float" office:value="127444" calcext:value-type="float">
            <text:p>127444</text:p>
          </table:table-cell>
          <table:table-cell table:formula="of:=[.G27]-[.J27]" office:value-type="float" office:value="4098831" calcext:value-type="float">
            <text:p>4098831</text:p>
          </table:table-cell>
          <table:table-cell table:formula="of:=[.J25]/[.H25]" office:value-type="float" office:value="0.17320367737764" calcext:value-type="float">
            <text:p>0.1732036774</text:p>
          </table:table-cell>
          <table:table-cell table:formula="of:=[.J25]/[.G25]" office:value-type="float" office:value="0.831830866066569" calcext:value-type="float">
            <text:p>0.8318308661</text:p>
          </table:table-cell>
          <table:table-cell table:formula="of:=(1+0.5*0.5)*([.M25]*[.N25]/(0.5*0.5*[.N25]+[.M25]))" office:value-type="float" office:value="0.472490680020566" calcext:value-type="float">
            <text:p>0.47249068</text:p>
          </table:table-cell>
          <table:table-cell table:formula="of:=[.J25]/([.J25]+[.K25])" office:value-type="float" office:value="0.991553282902059" calcext:value-type="float">
            <text:p>0.9915532829</text:p>
          </table:table-cell>
          <table:table-cell table:formula="of:=[.J25]/[.G25]" office:value-type="float" office:value="0.831830866066569" calcext:value-type="float">
            <text:p>0.8318308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400.qval_0.01</text:p>
          </table:table-cell>
          <table:table-cell office:value-type="float" office:value="19244957" calcext:value-type="float">
            <text:p>19244957</text:p>
          </table:table-cell>
          <table:table-cell office:value-type="float" office:value="29718455" calcext:value-type="float">
            <text:p>29718455</text:p>
          </table:table-cell>
          <table:table-cell office:value-type="float" office:value="29381151" calcext:value-type="float">
            <text:p>29381151</text:p>
          </table:table-cell>
          <table:table-cell office:value-type="float" office:value="29157062" calcext:value-type="float">
            <text:p>29157062</text:p>
          </table:table-cell>
          <table:table-cell table:formula="of:=100*[.B26]/(AVERAGE([.C26:.E26]))" office:value-type="float" office:value="65.4170073585828" calcext:value-type="float">
            <text:p>65.4170073586</text:p>
          </table:table-cell>
          <table:table-cell office:value-type="float" office:value="19244957" calcext:value-type="float">
            <text:p>1924495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5856164" calcext:value-type="float">
            <text:p>15856164</text:p>
          </table:table-cell>
          <table:table-cell office:value-type="float" office:value="141100" calcext:value-type="float">
            <text:p>141100</text:p>
          </table:table-cell>
          <table:table-cell table:formula="of:=[.G28]-[.J28]" office:value-type="float" office:value="4688691" calcext:value-type="float">
            <text:p>4688691</text:p>
          </table:table-cell>
          <table:table-cell table:formula="of:=[.J26]/[.H26]" office:value-type="float" office:value="0.18357254787077" calcext:value-type="float">
            <text:p>0.1835725479</text:p>
          </table:table-cell>
          <table:table-cell table:formula="of:=[.J26]/[.G26]" office:value-type="float" office:value="0.823912674889323" calcext:value-type="float">
            <text:p>0.8239126749</text:p>
          </table:table-cell>
          <table:table-cell table:formula="of:=(1+0.5*0.5)*([.M26]*[.N26]/(0.5*0.5*[.N26]+[.M26]))" office:value-type="float" office:value="0.485327527681197" calcext:value-type="float">
            <text:p>0.4853275277</text:p>
          </table:table-cell>
          <table:table-cell table:formula="of:=[.J26]/([.J26]+[.K26])" office:value-type="float" office:value="0.991179741735837" calcext:value-type="float">
            <text:p>0.9911797417</text:p>
          </table:table-cell>
          <table:table-cell table:formula="of:=[.J26]/[.G26]" office:value-type="float" office:value="0.823912674889323" calcext:value-type="float">
            <text:p>0.8239126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400.qval_0.02</text:p>
          </table:table-cell>
          <table:table-cell office:value-type="float" office:value="21275633" calcext:value-type="float">
            <text:p>21275633</text:p>
          </table:table-cell>
          <table:table-cell office:value-type="float" office:value="37307355" calcext:value-type="float">
            <text:p>37307355</text:p>
          </table:table-cell>
          <table:table-cell office:value-type="float" office:value="36930561" calcext:value-type="float">
            <text:p>36930561</text:p>
          </table:table-cell>
          <table:table-cell office:value-type="float" office:value="29157062" calcext:value-type="float">
            <text:p>29157062</text:p>
          </table:table-cell>
          <table:table-cell table:formula="of:=100*[.B27]/(AVERAGE([.C27:.E27]))" office:value-type="float" office:value="61.7311403654441" calcext:value-type="float">
            <text:p>61.7311403654</text:p>
          </table:table-cell>
          <table:table-cell office:value-type="float" office:value="21275633" calcext:value-type="float">
            <text:p>2127563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7176802" calcext:value-type="float">
            <text:p>17176802</text:p>
          </table:table-cell>
          <table:table-cell office:value-type="float" office:value="204566" calcext:value-type="float">
            <text:p>204566</text:p>
          </table:table-cell>
          <table:table-cell table:formula="of:=[.G29]-[.J29]" office:value-type="float" office:value="4688691" calcext:value-type="float">
            <text:p>4688691</text:p>
          </table:table-cell>
          <table:table-cell table:formula="of:=[.J27]/[.H27]" office:value-type="float" office:value="0.198862051843797" calcext:value-type="float">
            <text:p>0.1988620518</text:p>
          </table:table-cell>
          <table:table-cell table:formula="of:=[.J27]/[.G27]" office:value-type="float" office:value="0.807346225609363" calcext:value-type="float">
            <text:p>0.8073462256</text:p>
          </table:table-cell>
          <table:table-cell table:formula="of:=(1+0.5*0.5)*([.M27]*[.N27]/(0.5*0.5*[.N27]+[.M27]))" office:value-type="float" office:value="0.500845659521237" calcext:value-type="float">
            <text:p>0.5008456595</text:p>
          </table:table-cell>
          <table:table-cell table:formula="of:=[.J27]/([.J27]+[.K27])" office:value-type="float" office:value="0.988230730745704" calcext:value-type="float">
            <text:p>0.9882307307</text:p>
          </table:table-cell>
          <table:table-cell table:formula="of:=[.J27]/[.G27]" office:value-type="float" office:value="0.807346225609363" calcext:value-type="float">
            <text:p>0.8073462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400.qval_0.03</text:p>
          </table:table-cell>
          <table:table-cell office:value-type="float" office:value="22991563" calcext:value-type="float">
            <text:p>22991563</text:p>
          </table:table-cell>
          <table:table-cell office:value-type="float" office:value="37307355" calcext:value-type="float">
            <text:p>37307355</text:p>
          </table:table-cell>
          <table:table-cell office:value-type="float" office:value="36930561" calcext:value-type="float">
            <text:p>36930561</text:p>
          </table:table-cell>
          <table:table-cell office:value-type="float" office:value="37746899" calcext:value-type="float">
            <text:p>37746899</text:p>
          </table:table-cell>
          <table:table-cell table:formula="of:=100*[.B28]/(AVERAGE([.C28:.E28]))" office:value-type="float" office:value="61.5928945366388" calcext:value-type="float">
            <text:p>61.5928945366</text:p>
          </table:table-cell>
          <table:table-cell office:value-type="float" office:value="22991563" calcext:value-type="float">
            <text:p>2299156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8302872" calcext:value-type="float">
            <text:p>18302872</text:p>
          </table:table-cell>
          <table:table-cell office:value-type="float" office:value="222849" calcext:value-type="float">
            <text:p>222849</text:p>
          </table:table-cell>
          <table:table-cell table:formula="of:=[.G30]-[.J30]" office:value-type="float" office:value="4688691" calcext:value-type="float">
            <text:p>4688691</text:p>
          </table:table-cell>
          <table:table-cell table:formula="of:=[.J28]/[.H28]" office:value-type="float" office:value="0.211898971680198" calcext:value-type="float">
            <text:p>0.2118989717</text:p>
          </table:table-cell>
          <table:table-cell table:formula="of:=[.J28]/[.G28]" office:value-type="float" office:value="0.79606906237736" calcext:value-type="float">
            <text:p>0.7960690624</text:p>
          </table:table-cell>
          <table:table-cell table:formula="of:=(1+0.5*0.5)*([.M28]*[.N28]/(0.5*0.5*[.N28]+[.M28]))" office:value-type="float" office:value="0.513140515032389" calcext:value-type="float">
            <text:p>0.513140515</text:p>
          </table:table-cell>
          <table:table-cell table:formula="of:=[.J28]/([.J28]+[.K28])" office:value-type="float" office:value="0.987970832552212" calcext:value-type="float">
            <text:p>0.9879708326</text:p>
          </table:table-cell>
          <table:table-cell table:formula="of:=[.J28]/[.G28]" office:value-type="float" office:value="0.79606906237736" calcext:value-type="float">
            <text:p>0.7960690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400.qval_0.05</text:p>
          </table:table-cell>
          <table:table-cell office:value-type="float" office:value="22991563" calcext:value-type="float">
            <text:p>22991563</text:p>
          </table:table-cell>
          <table:table-cell office:value-type="float" office:value="37307355" calcext:value-type="float">
            <text:p>37307355</text:p>
          </table:table-cell>
          <table:table-cell office:value-type="float" office:value="36930561" calcext:value-type="float">
            <text:p>36930561</text:p>
          </table:table-cell>
          <table:table-cell office:value-type="float" office:value="37746899" calcext:value-type="float">
            <text:p>37746899</text:p>
          </table:table-cell>
          <table:table-cell table:formula="of:=100*[.B29]/(AVERAGE([.C29:.E29]))" office:value-type="float" office:value="61.5928945366388" calcext:value-type="float">
            <text:p>61.5928945366</text:p>
          </table:table-cell>
          <table:table-cell office:value-type="float" office:value="22991563" calcext:value-type="float">
            <text:p>2299156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8302872" calcext:value-type="float">
            <text:p>18302872</text:p>
          </table:table-cell>
          <table:table-cell office:value-type="float" office:value="222849" calcext:value-type="float">
            <text:p>222849</text:p>
          </table:table-cell>
          <table:table-cell table:formula="of:=[.G31]-[.J31]" office:value-type="float" office:value="5895460" calcext:value-type="float">
            <text:p>5895460</text:p>
          </table:table-cell>
          <table:table-cell table:formula="of:=[.J29]/[.H29]" office:value-type="float" office:value="0.211898971680198" calcext:value-type="float">
            <text:p>0.2118989717</text:p>
          </table:table-cell>
          <table:table-cell table:formula="of:=[.J29]/[.G29]" office:value-type="float" office:value="0.79606906237736" calcext:value-type="float">
            <text:p>0.7960690624</text:p>
          </table:table-cell>
          <table:table-cell table:formula="of:=(1+0.5*0.5)*([.M29]*[.N29]/(0.5*0.5*[.N29]+[.M29]))" office:value-type="float" office:value="0.513140515032389" calcext:value-type="float">
            <text:p>0.513140515</text:p>
          </table:table-cell>
          <table:table-cell table:formula="of:=[.J29]/([.J29]+[.K29])" office:value-type="float" office:value="0.987970832552212" calcext:value-type="float">
            <text:p>0.9879708326</text:p>
          </table:table-cell>
          <table:table-cell table:formula="of:=[.J29]/[.G29]" office:value-type="float" office:value="0.79606906237736" calcext:value-type="float">
            <text:p>0.7960690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400.qval_0.07</text:p>
          </table:table-cell>
          <table:table-cell office:value-type="float" office:value="22991563" calcext:value-type="float">
            <text:p>22991563</text:p>
          </table:table-cell>
          <table:table-cell office:value-type="float" office:value="37307355" calcext:value-type="float">
            <text:p>37307355</text:p>
          </table:table-cell>
          <table:table-cell office:value-type="float" office:value="36930561" calcext:value-type="float">
            <text:p>36930561</text:p>
          </table:table-cell>
          <table:table-cell office:value-type="float" office:value="37746899" calcext:value-type="float">
            <text:p>37746899</text:p>
          </table:table-cell>
          <table:table-cell table:formula="of:=100*[.B30]/(AVERAGE([.C30:.E30]))" office:value-type="float" office:value="61.5928945366388" calcext:value-type="float">
            <text:p>61.5928945366</text:p>
          </table:table-cell>
          <table:table-cell office:value-type="float" office:value="22991563" calcext:value-type="float">
            <text:p>2299156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8302872" calcext:value-type="float">
            <text:p>18302872</text:p>
          </table:table-cell>
          <table:table-cell office:value-type="float" office:value="222849" calcext:value-type="float">
            <text:p>222849</text:p>
          </table:table-cell>
          <table:table-cell table:formula="of:=[.G32]-[.J32]" office:value-type="float" office:value="5895460" calcext:value-type="float">
            <text:p>5895460</text:p>
          </table:table-cell>
          <table:table-cell table:formula="of:=[.J30]/[.H30]" office:value-type="float" office:value="0.211898971680198" calcext:value-type="float">
            <text:p>0.2118989717</text:p>
          </table:table-cell>
          <table:table-cell table:formula="of:=[.J30]/[.G30]" office:value-type="float" office:value="0.79606906237736" calcext:value-type="float">
            <text:p>0.7960690624</text:p>
          </table:table-cell>
          <table:table-cell table:formula="of:=(1+0.5*0.5)*([.M30]*[.N30]/(0.5*0.5*[.N30]+[.M30]))" office:value-type="float" office:value="0.513140515032389" calcext:value-type="float">
            <text:p>0.513140515</text:p>
          </table:table-cell>
          <table:table-cell table:formula="of:=[.J30]/([.J30]+[.K30])" office:value-type="float" office:value="0.987970832552212" calcext:value-type="float">
            <text:p>0.9879708326</text:p>
          </table:table-cell>
          <table:table-cell table:formula="of:=[.J30]/[.G30]" office:value-type="float" office:value="0.79606906237736" calcext:value-type="float">
            <text:p>0.7960690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400.qval_0.09</text:p>
          </table:table-cell>
          <table:table-cell office:value-type="float" office:value="25914994" calcext:value-type="float">
            <text:p>25914994</text:p>
          </table:table-cell>
          <table:table-cell office:value-type="float" office:value="50975070" calcext:value-type="float">
            <text:p>50975070</text:p>
          </table:table-cell>
          <table:table-cell office:value-type="float" office:value="50644856" calcext:value-type="float">
            <text:p>50644856</text:p>
          </table:table-cell>
          <table:table-cell office:value-type="float" office:value="37746899" calcext:value-type="float">
            <text:p>37746899</text:p>
          </table:table-cell>
          <table:table-cell table:formula="of:=100*[.B31]/(AVERAGE([.C31:.E31]))" office:value-type="float" office:value="55.784425023674" calcext:value-type="float">
            <text:p>55.7844250237</text:p>
          </table:table-cell>
          <table:table-cell office:value-type="float" office:value="25914994" calcext:value-type="float">
            <text:p>2591499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0019534" calcext:value-type="float">
            <text:p>20019534</text:p>
          </table:table-cell>
          <table:table-cell office:value-type="float" office:value="345035" calcext:value-type="float">
            <text:p>345035</text:p>
          </table:table-cell>
          <table:table-cell table:formula="of:=[.G33]-[.J33]" office:value-type="float" office:value="11179573" calcext:value-type="float">
            <text:p>11179573</text:p>
          </table:table-cell>
          <table:table-cell table:formula="of:=[.J31]/[.H31]" office:value-type="float" office:value="0.231773388794762" calcext:value-type="float">
            <text:p>0.2317733888</text:p>
          </table:table-cell>
          <table:table-cell table:formula="of:=[.J31]/[.G31]" office:value-type="float" office:value="0.772507761336931" calcext:value-type="float">
            <text:p>0.7725077613</text:p>
          </table:table-cell>
          <table:table-cell table:formula="of:=(1+0.5*0.5)*([.M31]*[.N31]/(0.5*0.5*[.N31]+[.M31]))" office:value-type="float" office:value="0.526731592801848" calcext:value-type="float">
            <text:p>0.5267315928</text:p>
          </table:table-cell>
          <table:table-cell table:formula="of:=[.J31]/([.J31]+[.K31])" office:value-type="float" office:value="0.983057092934302" calcext:value-type="float">
            <text:p>0.9830570929</text:p>
          </table:table-cell>
          <table:table-cell table:formula="of:=[.J31]/[.G31]" office:value-type="float" office:value="0.772507761336931" calcext:value-type="float">
            <text:p>0.7725077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400.qval_0.1</text:p>
          </table:table-cell>
          <table:table-cell office:value-type="float" office:value="25914994" calcext:value-type="float">
            <text:p>25914994</text:p>
          </table:table-cell>
          <table:table-cell office:value-type="float" office:value="50975070" calcext:value-type="float">
            <text:p>50975070</text:p>
          </table:table-cell>
          <table:table-cell office:value-type="float" office:value="50644856" calcext:value-type="float">
            <text:p>50644856</text:p>
          </table:table-cell>
          <table:table-cell office:value-type="float" office:value="37746899" calcext:value-type="float">
            <text:p>37746899</text:p>
          </table:table-cell>
          <table:table-cell table:formula="of:=100*[.B32]/(AVERAGE([.C32:.E32]))" office:value-type="float" office:value="55.784425023674" calcext:value-type="float">
            <text:p>55.7844250237</text:p>
          </table:table-cell>
          <table:table-cell office:value-type="float" office:value="25914994" calcext:value-type="float">
            <text:p>2591499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0019534" calcext:value-type="float">
            <text:p>20019534</text:p>
          </table:table-cell>
          <table:table-cell office:value-type="float" office:value="345035" calcext:value-type="float">
            <text:p>345035</text:p>
          </table:table-cell>
          <table:table-cell table:formula="of:=[.G35]-[.J35]" office:value-type="float" office:value="4231029" calcext:value-type="float">
            <text:p>4231029</text:p>
          </table:table-cell>
          <table:table-cell table:formula="of:=[.J32]/[.H32]" office:value-type="float" office:value="0.231773388794762" calcext:value-type="float">
            <text:p>0.2317733888</text:p>
          </table:table-cell>
          <table:table-cell table:formula="of:=[.J32]/[.G32]" office:value-type="float" office:value="0.772507761336931" calcext:value-type="float">
            <text:p>0.7725077613</text:p>
          </table:table-cell>
          <table:table-cell table:formula="of:=(1+0.5*0.5)*([.M32]*[.N32]/(0.5*0.5*[.N32]+[.M32]))" office:value-type="float" office:value="0.526731592801848" calcext:value-type="float">
            <text:p>0.5267315928</text:p>
          </table:table-cell>
          <table:table-cell table:formula="of:=[.J32]/([.J32]+[.K32])" office:value-type="float" office:value="0.983057092934302" calcext:value-type="float">
            <text:p>0.9830570929</text:p>
          </table:table-cell>
          <table:table-cell table:formula="of:=[.J32]/[.G32]" office:value-type="float" office:value="0.772507761336931" calcext:value-type="float">
            <text:p>0.7725077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400.qval_0.5</text:p>
          </table:table-cell>
          <table:table-cell office:value-type="float" office:value="36874890" calcext:value-type="float">
            <text:p>36874890</text:p>
          </table:table-cell>
          <table:table-cell office:value-type="float" office:value="82355641" calcext:value-type="float">
            <text:p>82355641</text:p>
          </table:table-cell>
          <table:table-cell office:value-type="float" office:value="83000065" calcext:value-type="float">
            <text:p>83000065</text:p>
          </table:table-cell>
          <table:table-cell office:value-type="float" office:value="95101869" calcext:value-type="float">
            <text:p>95101869</text:p>
          </table:table-cell>
          <table:table-cell table:formula="of:=100*[.B33]/(AVERAGE([.C33:.E33]))" office:value-type="float" office:value="42.4732012497621" calcext:value-type="float">
            <text:p>42.4732012498</text:p>
          </table:table-cell>
          <table:table-cell office:value-type="float" office:value="36874890" calcext:value-type="float">
            <text:p>3687489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5695317" calcext:value-type="float">
            <text:p>25695317</text:p>
          </table:table-cell>
          <table:table-cell office:value-type="float" office:value="714126" calcext:value-type="float">
            <text:p>714126</text:p>
          </table:table-cell>
          <table:table-cell table:formula="of:=[.G36]-[.J36]" office:value-type="float" office:value="5270601" calcext:value-type="float">
            <text:p>5270601</text:p>
          </table:table-cell>
          <table:table-cell table:formula="of:=[.J33]/[.H33]" office:value-type="float" office:value="0.297483982256813" calcext:value-type="float">
            <text:p>0.2974839823</text:p>
          </table:table-cell>
          <table:table-cell table:formula="of:=[.J33]/[.G33]" office:value-type="float" office:value="0.696824234594327" calcext:value-type="float">
            <text:p>0.6968242346</text:p>
          </table:table-cell>
          <table:table-cell table:formula="of:=(1+0.5*0.5)*([.M33]*[.N33]/(0.5*0.5*[.N33]+[.M33]))" office:value-type="float" office:value="0.549338628822546" calcext:value-type="float">
            <text:p>0.5493386288</text:p>
          </table:table-cell>
          <table:table-cell table:formula="of:=[.J33]/([.J33]+[.K33])" office:value-type="float" office:value="0.972959444847057" calcext:value-type="float">
            <text:p>0.9729594448</text:p>
          </table:table-cell>
          <table:table-cell table:formula="of:=[.J33]/[.G33]" office:value-type="float" office:value="0.696824234594327" calcext:value-type="float">
            <text:p>0.696824234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100*[.B34]/(AVERAGE([.C34:.E34])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ozen.ext_600.qval_0.001</text:p>
          </table:table-cell>
          <table:table-cell office:value-type="float" office:value="20908236" calcext:value-type="float">
            <text:p>20908236</text:p>
          </table:table-cell>
          <table:table-cell office:value-type="float" office:value="30120524" calcext:value-type="float">
            <text:p>30120524</text:p>
          </table:table-cell>
          <table:table-cell office:value-type="float" office:value="29760125" calcext:value-type="float">
            <text:p>29760125</text:p>
          </table:table-cell>
          <table:table-cell office:value-type="float" office:value="29290728" calcext:value-type="float">
            <text:p>29290728</text:p>
          </table:table-cell>
          <table:table-cell table:formula="of:=100*[.B35]/(AVERAGE([.C35:.E35]))" office:value-type="float" office:value="70.3417510307147" calcext:value-type="float">
            <text:p>70.3417510307</text:p>
          </table:table-cell>
          <table:table-cell office:value-type="float" office:value="20908236" calcext:value-type="float">
            <text:p>2090823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6677207" calcext:value-type="float">
            <text:p>16677207</text:p>
          </table:table-cell>
          <table:table-cell office:value-type="float" office:value="153857" calcext:value-type="float">
            <text:p>153857</text:p>
          </table:table-cell>
          <table:table-cell table:formula="of:=[.G38]-[.J38]" office:value-type="float" office:value="6792272" calcext:value-type="float">
            <text:p>6792272</text:p>
          </table:table-cell>
          <table:table-cell table:formula="of:=[.J35]/[.H35]" office:value-type="float" office:value="0.193078059760119" calcext:value-type="float">
            <text:p>0.1930780598</text:p>
          </table:table-cell>
          <table:table-cell table:formula="of:=[.J35]/[.G35]" office:value-type="float" office:value="0.797638165170892" calcext:value-type="float">
            <text:p>0.7976381652</text:p>
          </table:table-cell>
          <table:table-cell table:formula="of:=(1+0.5*0.5)*([.M35]*[.N35]/(0.5*0.5*[.N35]+[.M35]))" office:value-type="float" office:value="0.49048182958104" calcext:value-type="float">
            <text:p>0.4904818296</text:p>
          </table:table-cell>
          <table:table-cell table:formula="of:=[.J35]/([.J35]+[.K35])" office:value-type="float" office:value="0.990858747848621" calcext:value-type="float">
            <text:p>0.9908587478</text:p>
          </table:table-cell>
          <table:table-cell table:formula="of:=[.J35]/[.G35]" office:value-type="float" office:value="0.797638165170892" calcext:value-type="float">
            <text:p>0.7976381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600.qval_0.005</text:p>
          </table:table-cell>
          <table:table-cell office:value-type="float" office:value="23590383" calcext:value-type="float">
            <text:p>23590383</text:p>
          </table:table-cell>
          <table:table-cell office:value-type="float" office:value="34788916" calcext:value-type="float">
            <text:p>34788916</text:p>
          </table:table-cell>
          <table:table-cell office:value-type="float" office:value="34457953" calcext:value-type="float">
            <text:p>34457953</text:p>
          </table:table-cell>
          <table:table-cell office:value-type="float" office:value="34309246" calcext:value-type="float">
            <text:p>34309246</text:p>
          </table:table-cell>
          <table:table-cell table:formula="of:=100*[.B36]/(AVERAGE([.C36:.E36]))" office:value-type="float" office:value="68.3408691027082" calcext:value-type="float">
            <text:p>68.3408691027</text:p>
          </table:table-cell>
          <table:table-cell office:value-type="float" office:value="23590383" calcext:value-type="float">
            <text:p>2359038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8319782" calcext:value-type="float">
            <text:p>18319782</text:p>
          </table:table-cell>
          <table:table-cell office:value-type="float" office:value="216280" calcext:value-type="float">
            <text:p>216280</text:p>
          </table:table-cell>
          <table:table-cell table:formula="of:=[.G39]-[.J39]" office:value-type="float" office:value="8080849" calcext:value-type="float">
            <text:p>8080849</text:p>
          </table:table-cell>
          <table:table-cell table:formula="of:=[.J36]/[.H36]" office:value-type="float" office:value="0.212094744868751" calcext:value-type="float">
            <text:p>0.2120947449</text:p>
          </table:table-cell>
          <table:table-cell table:formula="of:=[.J36]/[.G36]" office:value-type="float" office:value="0.77657840485252" calcext:value-type="float">
            <text:p>0.7765784049</text:p>
          </table:table-cell>
          <table:table-cell table:formula="of:=(1+0.5*0.5)*([.M36]*[.N36]/(0.5*0.5*[.N36]+[.M36]))" office:value-type="float" office:value="0.506807748425784" calcext:value-type="float">
            <text:p>0.5068077484</text:p>
          </table:table-cell>
          <table:table-cell table:formula="of:=[.J36]/([.J36]+[.K36])" office:value-type="float" office:value="0.988331933719255" calcext:value-type="float">
            <text:p>0.9883319337</text:p>
          </table:table-cell>
          <table:table-cell table:formula="of:=[.J36]/[.G36]" office:value-type="float" office:value="0.77657840485252" calcext:value-type="float">
            <text:p>0.7765784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600.qval_0.01</text:p>
          </table:table-cell>
          <table:table-cell office:value-type="float" office:value="25548536" calcext:value-type="float">
            <text:p>25548536</text:p>
          </table:table-cell>
          <table:table-cell office:value-type="float" office:value="41173284" calcext:value-type="float">
            <text:p>41173284</text:p>
          </table:table-cell>
          <table:table-cell office:value-type="float" office:value="40838436" calcext:value-type="float">
            <text:p>40838436</text:p>
          </table:table-cell>
          <table:table-cell office:value-type="float" office:value="34309246" calcext:value-type="float">
            <text:p>34309246</text:p>
          </table:table-cell>
          <table:table-cell table:formula="of:=100*[.B37]/(AVERAGE([.C37:.E37]))" office:value-type="float" office:value="65.891481678376" calcext:value-type="float">
            <text:p>65.8914816784</text:p>
          </table:table-cell>
          <table:table-cell office:value-type="float" office:value="25548536" calcext:value-type="float">
            <text:p>2554853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9409664" calcext:value-type="float">
            <text:p>19409664</text:p>
          </table:table-cell>
          <table:table-cell office:value-type="float" office:value="280438" calcext:value-type="float">
            <text:p>280438</text:p>
          </table:table-cell>
          <table:table-cell table:formula="of:=[.G40]-[.J40]" office:value-type="float" office:value="9060944" calcext:value-type="float">
            <text:p>9060944</text:p>
          </table:table-cell>
          <table:table-cell table:formula="of:=[.J37]/[.H37]" office:value-type="float" office:value="0.224712703135233" calcext:value-type="float">
            <text:p>0.2247127031</text:p>
          </table:table-cell>
          <table:table-cell table:formula="of:=[.J37]/[.G37]" office:value-type="float" office:value="0.759717269122583" calcext:value-type="float">
            <text:p>0.7597172691</text:p>
          </table:table-cell>
          <table:table-cell table:formula="of:=(1+0.5*0.5)*([.M37]*[.N37]/(0.5*0.5*[.N37]+[.M37]))" office:value-type="float" office:value="0.514655150579727" calcext:value-type="float">
            <text:p>0.5146551506</text:p>
          </table:table-cell>
          <table:table-cell table:formula="of:=[.J37]/([.J37]+[.K37])" office:value-type="float" office:value="0.985757412531433" calcext:value-type="float">
            <text:p>0.9857574125</text:p>
          </table:table-cell>
          <table:table-cell table:formula="of:=[.J37]/[.G37]" office:value-type="float" office:value="0.759717269122583" calcext:value-type="float">
            <text:p>0.7597172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600.qval_0.02</text:p>
          </table:table-cell>
          <table:table-cell office:value-type="float" office:value="27053084" calcext:value-type="float">
            <text:p>27053084</text:p>
          </table:table-cell>
          <table:table-cell office:value-type="float" office:value="41173284" calcext:value-type="float">
            <text:p>41173284</text:p>
          </table:table-cell>
          <table:table-cell office:value-type="float" office:value="40838436" calcext:value-type="float">
            <text:p>40838436</text:p>
          </table:table-cell>
          <table:table-cell office:value-type="float" office:value="41506104" calcext:value-type="float">
            <text:p>41506104</text:p>
          </table:table-cell>
          <table:table-cell table:formula="of:=100*[.B38]/(AVERAGE([.C38:.E38]))" office:value-type="float" office:value="65.7065105032938" calcext:value-type="float">
            <text:p>65.7065105033</text:p>
          </table:table-cell>
          <table:table-cell office:value-type="float" office:value="27053084" calcext:value-type="float">
            <text:p>2705308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0260812" calcext:value-type="float">
            <text:p>20260812</text:p>
          </table:table-cell>
          <table:table-cell office:value-type="float" office:value="291786" calcext:value-type="float">
            <text:p>291786</text:p>
          </table:table-cell>
          <table:table-cell table:formula="of:=[.G41]-[.J41]" office:value-type="float" office:value="9060944" calcext:value-type="float">
            <text:p>9060944</text:p>
          </table:table-cell>
          <table:table-cell table:formula="of:=[.J38]/[.H38]" office:value-type="float" office:value="0.234566751502487" calcext:value-type="float">
            <text:p>0.2345667515</text:p>
          </table:table-cell>
          <table:table-cell table:formula="of:=[.J38]/[.G38]" office:value-type="float" office:value="0.748927996527124" calcext:value-type="float">
            <text:p>0.7489279965</text:p>
          </table:table-cell>
          <table:table-cell table:formula="of:=(1+0.5*0.5)*([.M38]*[.N38]/(0.5*0.5*[.N38]+[.M38]))" office:value-type="float" office:value="0.520608486246311" calcext:value-type="float">
            <text:p>0.5206084862</text:p>
          </table:table-cell>
          <table:table-cell table:formula="of:=[.J38]/([.J38]+[.K38])" office:value-type="float" office:value="0.985802962720333" calcext:value-type="float">
            <text:p>0.9858029627</text:p>
          </table:table-cell>
          <table:table-cell table:formula="of:=[.J38]/[.G38]" office:value-type="float" office:value="0.748927996527124" calcext:value-type="float">
            <text:p>0.7489279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600.qval_0.03</text:p>
          </table:table-cell>
          <table:table-cell office:value-type="float" office:value="29666998" calcext:value-type="float">
            <text:p>29666998</text:p>
          </table:table-cell>
          <table:table-cell office:value-type="float" office:value="50596967" calcext:value-type="float">
            <text:p>50596967</text:p>
          </table:table-cell>
          <table:table-cell office:value-type="float" office:value="50279087" calcext:value-type="float">
            <text:p>50279087</text:p>
          </table:table-cell>
          <table:table-cell office:value-type="float" office:value="41506104" calcext:value-type="float">
            <text:p>41506104</text:p>
          </table:table-cell>
          <table:table-cell table:formula="of:=100*[.B39]/(AVERAGE([.C39:.E39]))" office:value-type="float" office:value="62.5085300364671" calcext:value-type="float">
            <text:p>62.5085300365</text:p>
          </table:table-cell>
          <table:table-cell office:value-type="float" office:value="29666998" calcext:value-type="float">
            <text:p>29666998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1586149" calcext:value-type="float">
            <text:p>21586149</text:p>
          </table:table-cell>
          <table:table-cell office:value-type="float" office:value="430487" calcext:value-type="float">
            <text:p>430487</text:p>
          </table:table-cell>
          <table:table-cell table:formula="of:=[.G42]-[.J42]" office:value-type="float" office:value="9060944" calcext:value-type="float">
            <text:p>9060944</text:p>
          </table:table-cell>
          <table:table-cell table:formula="of:=[.J39]/[.H39]" office:value-type="float" office:value="0.249910657498754" calcext:value-type="float">
            <text:p>0.2499106575</text:p>
          </table:table-cell>
          <table:table-cell table:formula="of:=[.J39]/[.G39]" office:value-type="float" office:value="0.72761487360467" calcext:value-type="float">
            <text:p>0.7276148736</text:p>
          </table:table-cell>
          <table:table-cell table:formula="of:=(1+0.5*0.5)*([.M39]*[.N39]/(0.5*0.5*[.N39]+[.M39]))" office:value-type="float" office:value="0.526379856765582" calcext:value-type="float">
            <text:p>0.5263798568</text:p>
          </table:table-cell>
          <table:table-cell table:formula="of:=[.J39]/([.J39]+[.K39])" office:value-type="float" office:value="0.980447194566872" calcext:value-type="float">
            <text:p>0.9804471946</text:p>
          </table:table-cell>
          <table:table-cell table:formula="of:=[.J39]/[.G39]" office:value-type="float" office:value="0.72761487360467" calcext:value-type="float">
            <text:p>0.7276148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600.qval_0.05</text:p>
          </table:table-cell>
          <table:table-cell office:value-type="float" office:value="31655113" calcext:value-type="float">
            <text:p>31655113</text:p>
          </table:table-cell>
          <table:table-cell office:value-type="float" office:value="50596967" calcext:value-type="float">
            <text:p>50596967</text:p>
          </table:table-cell>
          <table:table-cell office:value-type="float" office:value="50279087" calcext:value-type="float">
            <text:p>50279087</text:p>
          </table:table-cell>
          <table:table-cell office:value-type="float" office:value="52654513" calcext:value-type="float">
            <text:p>52654513</text:p>
          </table:table-cell>
          <table:table-cell table:formula="of:=100*[.B40]/(AVERAGE([.C40:.E40]))" office:value-type="float" office:value="61.8543530813639" calcext:value-type="float">
            <text:p>61.8543530814</text:p>
          </table:table-cell>
          <table:table-cell office:value-type="float" office:value="31655113" calcext:value-type="float">
            <text:p>3165511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2594169" calcext:value-type="float">
            <text:p>22594169</text:p>
          </table:table-cell>
          <table:table-cell office:value-type="float" office:value="455461" calcext:value-type="float">
            <text:p>455461</text:p>
          </table:table-cell>
          <table:table-cell table:formula="of:=[.G43]-[.J43]" office:value-type="float" office:value="9874829" calcext:value-type="float">
            <text:p>9874829</text:p>
          </table:table-cell>
          <table:table-cell table:formula="of:=[.J40]/[.H40]" office:value-type="float" office:value="0.261580869771073" calcext:value-type="float">
            <text:p>0.2615808698</text:p>
          </table:table-cell>
          <table:table-cell table:formula="of:=[.J40]/[.G40]" office:value-type="float" office:value="0.713760491077697" calcext:value-type="float">
            <text:p>0.7137604911</text:p>
          </table:table-cell>
          <table:table-cell table:formula="of:=(1+0.5*0.5)*([.M40]*[.N40]/(0.5*0.5*[.N40]+[.M40]))" office:value-type="float" office:value="0.530389723528784" calcext:value-type="float">
            <text:p>0.5303897235</text:p>
          </table:table-cell>
          <table:table-cell table:formula="of:=[.J40]/([.J40]+[.K40])" office:value-type="float" office:value="0.980239986498699" calcext:value-type="float">
            <text:p>0.9802399865</text:p>
          </table:table-cell>
          <table:table-cell table:formula="of:=[.J40]/[.G40]" office:value-type="float" office:value="0.713760491077697" calcext:value-type="float">
            <text:p>0.7137604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600.qval_0.07</text:p>
          </table:table-cell>
          <table:table-cell office:value-type="float" office:value="31655113" calcext:value-type="float">
            <text:p>31655113</text:p>
          </table:table-cell>
          <table:table-cell office:value-type="float" office:value="50596967" calcext:value-type="float">
            <text:p>50596967</text:p>
          </table:table-cell>
          <table:table-cell office:value-type="float" office:value="50279087" calcext:value-type="float">
            <text:p>50279087</text:p>
          </table:table-cell>
          <table:table-cell office:value-type="float" office:value="52654513" calcext:value-type="float">
            <text:p>52654513</text:p>
          </table:table-cell>
          <table:table-cell table:formula="of:=100*[.B41]/(AVERAGE([.C41:.E41]))" office:value-type="float" office:value="61.8543530813639" calcext:value-type="float">
            <text:p>61.8543530814</text:p>
          </table:table-cell>
          <table:table-cell office:value-type="float" office:value="31655113" calcext:value-type="float">
            <text:p>3165511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2594169" calcext:value-type="float">
            <text:p>22594169</text:p>
          </table:table-cell>
          <table:table-cell office:value-type="float" office:value="455461" calcext:value-type="float">
            <text:p>455461</text:p>
          </table:table-cell>
          <table:table-cell table:formula="of:=[.G44]-[.J44]" office:value-type="float" office:value="18787142" calcext:value-type="float">
            <text:p>18787142</text:p>
          </table:table-cell>
          <table:table-cell table:formula="of:=[.J41]/[.H41]" office:value-type="float" office:value="0.261580869771073" calcext:value-type="float">
            <text:p>0.2615808698</text:p>
          </table:table-cell>
          <table:table-cell table:formula="of:=[.J41]/[.G41]" office:value-type="float" office:value="0.713760491077697" calcext:value-type="float">
            <text:p>0.7137604911</text:p>
          </table:table-cell>
          <table:table-cell table:formula="of:=(1+0.5*0.5)*([.M41]*[.N41]/(0.5*0.5*[.N41]+[.M41]))" office:value-type="float" office:value="0.530389723528784" calcext:value-type="float">
            <text:p>0.5303897235</text:p>
          </table:table-cell>
          <table:table-cell table:formula="of:=[.J41]/([.J41]+[.K41])" office:value-type="float" office:value="0.980239986498699" calcext:value-type="float">
            <text:p>0.9802399865</text:p>
          </table:table-cell>
          <table:table-cell table:formula="of:=[.J41]/[.G41]" office:value-type="float" office:value="0.713760491077697" calcext:value-type="float">
            <text:p>0.7137604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600.qval_0.09</text:p>
          </table:table-cell>
          <table:table-cell office:value-type="float" office:value="31655113" calcext:value-type="float">
            <text:p>31655113</text:p>
          </table:table-cell>
          <table:table-cell office:value-type="float" office:value="50596967" calcext:value-type="float">
            <text:p>50596967</text:p>
          </table:table-cell>
          <table:table-cell office:value-type="float" office:value="50279087" calcext:value-type="float">
            <text:p>50279087</text:p>
          </table:table-cell>
          <table:table-cell office:value-type="float" office:value="52654513" calcext:value-type="float">
            <text:p>52654513</text:p>
          </table:table-cell>
          <table:table-cell table:formula="of:=100*[.B42]/(AVERAGE([.C42:.E42]))" office:value-type="float" office:value="61.8543530813639" calcext:value-type="float">
            <text:p>61.8543530814</text:p>
          </table:table-cell>
          <table:table-cell office:value-type="float" office:value="31655113" calcext:value-type="float">
            <text:p>3165511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2594169" calcext:value-type="float">
            <text:p>22594169</text:p>
          </table:table-cell>
          <table:table-cell office:value-type="float" office:value="455461" calcext:value-type="float">
            <text:p>455461</text:p>
          </table:table-cell>
          <table:table-cell table:formula="of:=[.G46]-[.J46]" office:value-type="float" office:value="7538329" calcext:value-type="float">
            <text:p>7538329</text:p>
          </table:table-cell>
          <table:table-cell table:formula="of:=[.J42]/[.H42]" office:value-type="float" office:value="0.261580869771073" calcext:value-type="float">
            <text:p>0.2615808698</text:p>
          </table:table-cell>
          <table:table-cell table:formula="of:=[.J42]/[.G42]" office:value-type="float" office:value="0.713760491077697" calcext:value-type="float">
            <text:p>0.7137604911</text:p>
          </table:table-cell>
          <table:table-cell table:formula="of:=(1+0.5*0.5)*([.M42]*[.N42]/(0.5*0.5*[.N42]+[.M42]))" office:value-type="float" office:value="0.530389723528784" calcext:value-type="float">
            <text:p>0.5303897235</text:p>
          </table:table-cell>
          <table:table-cell table:formula="of:=[.J42]/([.J42]+[.K42])" office:value-type="float" office:value="0.980239986498699" calcext:value-type="float">
            <text:p>0.9802399865</text:p>
          </table:table-cell>
          <table:table-cell table:formula="of:=[.J42]/[.G42]" office:value-type="float" office:value="0.713760491077697" calcext:value-type="float">
            <text:p>0.7137604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600.qval_0.1</text:p>
          </table:table-cell>
          <table:table-cell office:value-type="float" office:value="33236913" calcext:value-type="float">
            <text:p>33236913</text:p>
          </table:table-cell>
          <table:table-cell office:value-type="float" office:value="66354655" calcext:value-type="float">
            <text:p>66354655</text:p>
          </table:table-cell>
          <table:table-cell office:value-type="float" office:value="50279087" calcext:value-type="float">
            <text:p>50279087</text:p>
          </table:table-cell>
          <table:table-cell office:value-type="float" office:value="52654513" calcext:value-type="float">
            <text:p>52654513</text:p>
          </table:table-cell>
          <table:table-cell table:formula="of:=100*[.B43]/(AVERAGE([.C43:.E43]))" office:value-type="float" office:value="58.8999744843492" calcext:value-type="float">
            <text:p>58.8999744843</text:p>
          </table:table-cell>
          <table:table-cell office:value-type="float" office:value="33236913" calcext:value-type="float">
            <text:p>3323691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3362084" calcext:value-type="float">
            <text:p>23362084</text:p>
          </table:table-cell>
          <table:table-cell office:value-type="float" office:value="543776" calcext:value-type="float">
            <text:p>543776</text:p>
          </table:table-cell>
          <table:table-cell table:formula="of:=[.G47]-[.J47]" office:value-type="float" office:value="9301681" calcext:value-type="float">
            <text:p>9301681</text:p>
          </table:table-cell>
          <table:table-cell table:formula="of:=[.J43]/[.H43]" office:value-type="float" office:value="0.270471299581094" calcext:value-type="float">
            <text:p>0.2704712996</text:p>
          </table:table-cell>
          <table:table-cell table:formula="of:=[.J43]/[.G43]" office:value-type="float" office:value="0.702895723197879" calcext:value-type="float">
            <text:p>0.7028957232</text:p>
          </table:table-cell>
          <table:table-cell table:formula="of:=(1+0.5*0.5)*([.M43]*[.N43]/(0.5*0.5*[.N43]+[.M43]))" office:value-type="float" office:value="0.532595114142004" calcext:value-type="float">
            <text:p>0.5325951141</text:p>
          </table:table-cell>
          <table:table-cell table:formula="of:=[.J43]/([.J43]+[.K43])" office:value-type="float" office:value="0.977253443298003" calcext:value-type="float">
            <text:p>0.9772534433</text:p>
          </table:table-cell>
          <table:table-cell table:formula="of:=[.J43]/[.G43]" office:value-type="float" office:value="0.702895723197879" calcext:value-type="float">
            <text:p>0.7028957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600.qval_0.5</text:p>
          </table:table-cell>
          <table:table-cell office:value-type="float" office:value="47773217" calcext:value-type="float">
            <text:p>47773217</text:p>
          </table:table-cell>
          <table:table-cell office:value-type="float" office:value="97025306" calcext:value-type="float">
            <text:p>97025306</text:p>
          </table:table-cell>
          <table:table-cell office:value-type="float" office:value="97938161" calcext:value-type="float">
            <text:p>97938161</text:p>
          </table:table-cell>
          <table:table-cell office:value-type="float" office:value="112843145" calcext:value-type="float">
            <text:p>112843145</text:p>
          </table:table-cell>
          <table:table-cell table:formula="of:=100*[.B44]/(AVERAGE([.C44:.E44]))" office:value-type="float" office:value="46.5615894566943" calcext:value-type="float">
            <text:p>46.5615894567</text:p>
          </table:table-cell>
          <table:table-cell office:value-type="float" office:value="47773217" calcext:value-type="float">
            <text:p>4777321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8986075" calcext:value-type="float">
            <text:p>28986075</text:p>
          </table:table-cell>
          <table:table-cell office:value-type="float" office:value="1321717" calcext:value-type="float">
            <text:p>1321717</text:p>
          </table:table-cell>
          <table:table-cell table:formula="of:=[.G48]-[.J48]" office:value-type="float" office:value="10608742" calcext:value-type="float">
            <text:p>10608742</text:p>
          </table:table-cell>
          <table:table-cell table:formula="of:=[.J44]/[.H44]" office:value-type="float" office:value="0.335582278319223" calcext:value-type="float">
            <text:p>0.3355822783</text:p>
          </table:table-cell>
          <table:table-cell table:formula="of:=[.J44]/[.G44]" office:value-type="float" office:value="0.606743209275607" calcext:value-type="float">
            <text:p>0.6067432093</text:p>
          </table:table-cell>
          <table:table-cell table:formula="of:=(1+0.5*0.5)*([.M44]*[.N44]/(0.5*0.5*[.N44]+[.M44]))" office:value-type="float" office:value="0.522331229496849" calcext:value-type="float">
            <text:p>0.5223312295</text:p>
          </table:table-cell>
          <table:table-cell table:formula="of:=[.J44]/([.J44]+[.K44])" office:value-type="float" office:value="0.956390191670842" calcext:value-type="float">
            <text:p>0.9563901917</text:p>
          </table:table-cell>
          <table:table-cell table:formula="of:=[.J44]/[.G44]" office:value-type="float" office:value="0.606743209275607" calcext:value-type="float">
            <text:p>0.606743209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100*[.B45]/(AVERAGE([.C45:.E45])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ozen.ext_800.qval_0.001</text:p>
          </table:table-cell>
          <table:table-cell office:value-type="float" office:value="27017381" calcext:value-type="float">
            <text:p>27017381</text:p>
          </table:table-cell>
          <table:table-cell office:value-type="float" office:value="38569194" calcext:value-type="float">
            <text:p>38569194</text:p>
          </table:table-cell>
          <table:table-cell office:value-type="float" office:value="38201069" calcext:value-type="float">
            <text:p>38201069</text:p>
          </table:table-cell>
          <table:table-cell office:value-type="float" office:value="38249768" calcext:value-type="float">
            <text:p>38249768</text:p>
          </table:table-cell>
          <table:table-cell table:formula="of:=100*[.B46]/(AVERAGE([.C46:.E46]))" office:value-type="float" office:value="70.4678500738711" calcext:value-type="float">
            <text:p>70.4678500739</text:p>
          </table:table-cell>
          <table:table-cell office:value-type="float" office:value="27017381" calcext:value-type="float">
            <text:p>27017381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9479052" calcext:value-type="float">
            <text:p>19479052</text:p>
          </table:table-cell>
          <table:table-cell office:value-type="float" office:value="293207" calcext:value-type="float">
            <text:p>293207</text:p>
          </table:table-cell>
          <table:table-cell table:formula="of:=[.G50]-[.J50]" office:value-type="float" office:value="12364386" calcext:value-type="float">
            <text:p>12364386</text:p>
          </table:table-cell>
          <table:table-cell table:formula="of:=[.J46]/[.H46]" office:value-type="float" office:value="0.225516033117923" calcext:value-type="float">
            <text:p>0.2255160331</text:p>
          </table:table-cell>
          <table:table-cell table:formula="of:=[.J46]/[.G46]" office:value-type="float" office:value="0.72098224472609" calcext:value-type="float">
            <text:p>0.7209822447</text:p>
          </table:table-cell>
          <table:table-cell table:formula="of:=(1+0.5*0.5)*([.M46]*[.N46]/(0.5*0.5*[.N46]+[.M46]))" office:value-type="float" office:value="0.500888508373381" calcext:value-type="float">
            <text:p>0.5008885084</text:p>
          </table:table-cell>
          <table:table-cell table:formula="of:=[.J46]/([.J46]+[.K46])" office:value-type="float" office:value="0.985170789033261" calcext:value-type="float">
            <text:p>0.985170789</text:p>
          </table:table-cell>
          <table:table-cell table:formula="of:=[.J46]/[.G46]" office:value-type="float" office:value="0.72098224472609" calcext:value-type="float">
            <text:p>0.7209822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800.qval_0.005</text:p>
          </table:table-cell>
          <table:table-cell office:value-type="float" office:value="30307457" calcext:value-type="float">
            <text:p>30307457</text:p>
          </table:table-cell>
          <table:table-cell office:value-type="float" office:value="44138818" calcext:value-type="float">
            <text:p>44138818</text:p>
          </table:table-cell>
          <table:table-cell office:value-type="float" office:value="43802010" calcext:value-type="float">
            <text:p>43802010</text:p>
          </table:table-cell>
          <table:table-cell office:value-type="float" office:value="44380188" calcext:value-type="float">
            <text:p>44380188</text:p>
          </table:table-cell>
          <table:table-cell table:formula="of:=100*[.B47]/(AVERAGE([.C47:.E47]))" office:value-type="float" office:value="68.7134770791059" calcext:value-type="float">
            <text:p>68.7134770791</text:p>
          </table:table-cell>
          <table:table-cell office:value-type="float" office:value="30307457" calcext:value-type="float">
            <text:p>3030745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1005776" calcext:value-type="float">
            <text:p>21005776</text:p>
          </table:table-cell>
          <table:table-cell office:value-type="float" office:value="392864" calcext:value-type="float">
            <text:p>392864</text:p>
          </table:table-cell>
          <table:table-cell table:formula="of:=[.G51]-[.J51]" office:value-type="float" office:value="13403260" calcext:value-type="float">
            <text:p>13403260</text:p>
          </table:table-cell>
          <table:table-cell table:formula="of:=[.J47]/[.H47]" office:value-type="float" office:value="0.243191469281138" calcext:value-type="float">
            <text:p>0.2431914693</text:p>
          </table:table-cell>
          <table:table-cell table:formula="of:=[.J47]/[.G47]" office:value-type="float" office:value="0.693089360813083" calcext:value-type="float">
            <text:p>0.6930893608</text:p>
          </table:table-cell>
          <table:table-cell table:formula="of:=(1+0.5*0.5)*([.M47]*[.N47]/(0.5*0.5*[.N47]+[.M47]))" office:value-type="float" office:value="0.505906564270048" calcext:value-type="float">
            <text:p>0.5059065643</text:p>
          </table:table-cell>
          <table:table-cell table:formula="of:=[.J47]/([.J47]+[.K47])" office:value-type="float" office:value="0.981640702399779" calcext:value-type="float">
            <text:p>0.9816407024</text:p>
          </table:table-cell>
          <table:table-cell table:formula="of:=[.J47]/[.G47]" office:value-type="float" office:value="0.693089360813083" calcext:value-type="float">
            <text:p>0.6930893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800.qval_0.01</text:p>
          </table:table-cell>
          <table:table-cell office:value-type="float" office:value="32672867" calcext:value-type="float">
            <text:p>32672867</text:p>
          </table:table-cell>
          <table:table-cell office:value-type="float" office:value="51624177" calcext:value-type="float">
            <text:p>51624177</text:p>
          </table:table-cell>
          <table:table-cell office:value-type="float" office:value="51260880" calcext:value-type="float">
            <text:p>51260880</text:p>
          </table:table-cell>
          <table:table-cell office:value-type="float" office:value="44380188" calcext:value-type="float">
            <text:p>44380188</text:p>
          </table:table-cell>
          <table:table-cell table:formula="of:=100*[.B48]/(AVERAGE([.C48:.E48]))" office:value-type="float" office:value="66.5592217634242" calcext:value-type="float">
            <text:p>66.5592217634</text:p>
          </table:table-cell>
          <table:table-cell office:value-type="float" office:value="32672867" calcext:value-type="float">
            <text:p>3267286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2064125" calcext:value-type="float">
            <text:p>22064125</text:p>
          </table:table-cell>
          <table:table-cell office:value-type="float" office:value="525839" calcext:value-type="float">
            <text:p>525839</text:p>
          </table:table-cell>
          <table:table-cell table:formula="of:=[.G52]-[.J52]" office:value-type="float" office:value="14704551" calcext:value-type="float">
            <text:p>14704551</text:p>
          </table:table-cell>
          <table:table-cell table:formula="of:=[.J48]/[.H48]" office:value-type="float" office:value="0.25544435859702" calcext:value-type="float">
            <text:p>0.2554443586</text:p>
          </table:table-cell>
          <table:table-cell table:formula="of:=[.J48]/[.G48]" office:value-type="float" office:value="0.675304221083506" calcext:value-type="float">
            <text:p>0.6753042211</text:p>
          </table:table-cell>
          <table:table-cell table:formula="of:=(1+0.5*0.5)*([.M48]*[.N48]/(0.5*0.5*[.N48]+[.M48]))" office:value-type="float" office:value="0.508233216287408" calcext:value-type="float">
            <text:p>0.5082332163</text:p>
          </table:table-cell>
          <table:table-cell table:formula="of:=[.J48]/([.J48]+[.K48])" office:value-type="float" office:value="0.976722450730776" calcext:value-type="float">
            <text:p>0.9767224507</text:p>
          </table:table-cell>
          <table:table-cell table:formula="of:=[.J48]/[.G48]" office:value-type="float" office:value="0.675304221083506" calcext:value-type="float">
            <text:p>0.6753042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800.qval_0.02</text:p>
          </table:table-cell>
          <table:table-cell office:value-type="float" office:value="34367470" calcext:value-type="float">
            <text:p>34367470</text:p>
          </table:table-cell>
          <table:table-cell office:value-type="float" office:value="51624177" calcext:value-type="float">
            <text:p>51624177</text:p>
          </table:table-cell>
          <table:table-cell office:value-type="float" office:value="51260880" calcext:value-type="float">
            <text:p>51260880</text:p>
          </table:table-cell>
          <table:table-cell office:value-type="float" office:value="53109981" calcext:value-type="float">
            <text:p>53109981</text:p>
          </table:table-cell>
          <table:table-cell table:formula="of:=100*[.B49]/(AVERAGE([.C49:.E49]))" office:value-type="float" office:value="66.0933907397747" calcext:value-type="float">
            <text:p>66.0933907398</text:p>
          </table:table-cell>
          <table:table-cell office:value-type="float" office:value="34367470" calcext:value-type="float">
            <text:p>3436747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2820500" calcext:value-type="float">
            <text:p>22820500</text:p>
          </table:table-cell>
          <table:table-cell office:value-type="float" office:value="560847" calcext:value-type="float">
            <text:p>560847</text:p>
          </table:table-cell>
          <table:table-cell table:formula="of:=[.G53]-[.J53]" office:value-type="float" office:value="14704551" calcext:value-type="float">
            <text:p>14704551</text:p>
          </table:table-cell>
          <table:table-cell table:formula="of:=[.J49]/[.H49]" office:value-type="float" office:value="0.264201185651518" calcext:value-type="float">
            <text:p>0.2642011857</text:p>
          </table:table-cell>
          <table:table-cell table:formula="of:=[.J49]/[.G49]" office:value-type="float" office:value="0.664014546313709" calcext:value-type="float">
            <text:p>0.6640145463</text:p>
          </table:table-cell>
          <table:table-cell table:formula="of:=(1+0.5*0.5)*([.M49]*[.N49]/(0.5*0.5*[.N49]+[.M49]))" office:value-type="float" office:value="0.509738098461409" calcext:value-type="float">
            <text:p>0.5097380985</text:p>
          </table:table-cell>
          <table:table-cell table:formula="of:=[.J49]/([.J49]+[.K49])" office:value-type="float" office:value="0.97601305861463" calcext:value-type="float">
            <text:p>0.9760130586</text:p>
          </table:table-cell>
          <table:table-cell table:formula="of:=[.J49]/[.G49]" office:value-type="float" office:value="0.664014546313709" calcext:value-type="float">
            <text:p>0.6640145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800.qval_0.03</text:p>
          </table:table-cell>
          <table:table-cell office:value-type="float" office:value="35734514" calcext:value-type="float">
            <text:p>35734514</text:p>
          </table:table-cell>
          <table:table-cell office:value-type="float" office:value="62173073" calcext:value-type="float">
            <text:p>62173073</text:p>
          </table:table-cell>
          <table:table-cell office:value-type="float" office:value="51260880" calcext:value-type="float">
            <text:p>51260880</text:p>
          </table:table-cell>
          <table:table-cell office:value-type="float" office:value="53109981" calcext:value-type="float">
            <text:p>53109981</text:p>
          </table:table-cell>
          <table:table-cell table:formula="of:=100*[.B50]/(AVERAGE([.C50:.E50]))" office:value-type="float" office:value="64.3695266619558" calcext:value-type="float">
            <text:p>64.369526662</text:p>
          </table:table-cell>
          <table:table-cell office:value-type="float" office:value="35734514" calcext:value-type="float">
            <text:p>3573451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3370128" calcext:value-type="float">
            <text:p>23370128</text:p>
          </table:table-cell>
          <table:table-cell office:value-type="float" office:value="651511" calcext:value-type="float">
            <text:p>651511</text:p>
          </table:table-cell>
          <table:table-cell table:formula="of:=[.G54]-[.J54]" office:value-type="float" office:value="15861054" calcext:value-type="float">
            <text:p>15861054</text:p>
          </table:table-cell>
          <table:table-cell table:formula="of:=[.J50]/[.H50]" office:value-type="float" office:value="0.270564427879658" calcext:value-type="float">
            <text:p>0.2705644279</text:p>
          </table:table-cell>
          <table:table-cell table:formula="of:=[.J50]/[.G50]" office:value-type="float" office:value="0.653993167501872" calcext:value-type="float">
            <text:p>0.6539931675</text:p>
          </table:table-cell>
          <table:table-cell table:formula="of:=(1+0.5*0.5)*([.M50]*[.N50]/(0.5*0.5*[.N50]+[.M50]))" office:value-type="float" office:value="0.509567163767754" calcext:value-type="float">
            <text:p>0.5095671638</text:p>
          </table:table-cell>
          <table:table-cell table:formula="of:=[.J50]/([.J50]+[.K50])" office:value-type="float" office:value="0.972878162060466" calcext:value-type="float">
            <text:p>0.9728781621</text:p>
          </table:table-cell>
          <table:table-cell table:formula="of:=[.J50]/[.G50]" office:value-type="float" office:value="0.653993167501872" calcext:value-type="float">
            <text:p>0.6539931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800.qval_0.05</text:p>
          </table:table-cell>
          <table:table-cell office:value-type="float" office:value="37439294" calcext:value-type="float">
            <text:p>37439294</text:p>
          </table:table-cell>
          <table:table-cell office:value-type="float" office:value="62173073" calcext:value-type="float">
            <text:p>62173073</text:p>
          </table:table-cell>
          <table:table-cell office:value-type="float" office:value="61844422" calcext:value-type="float">
            <text:p>61844422</text:p>
          </table:table-cell>
          <table:table-cell office:value-type="float" office:value="53109981" calcext:value-type="float">
            <text:p>53109981</text:p>
          </table:table-cell>
          <table:table-cell table:formula="of:=100*[.B51]/(AVERAGE([.C51:.E51]))" office:value-type="float" office:value="63.4107618628292" calcext:value-type="float">
            <text:p>63.4107618628</text:p>
          </table:table-cell>
          <table:table-cell office:value-type="float" office:value="37439294" calcext:value-type="float">
            <text:p>3743929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4036034" calcext:value-type="float">
            <text:p>24036034</text:p>
          </table:table-cell>
          <table:table-cell office:value-type="float" office:value="754969" calcext:value-type="float">
            <text:p>754969</text:p>
          </table:table-cell>
          <table:table-cell table:formula="of:=[.G55]-[.J55]" office:value-type="float" office:value="26812271" calcext:value-type="float">
            <text:p>26812271</text:p>
          </table:table-cell>
          <table:table-cell table:formula="of:=[.J51]/[.H51]" office:value-type="float" office:value="0.278273862586718" calcext:value-type="float">
            <text:p>0.2782738626</text:p>
          </table:table-cell>
          <table:table-cell table:formula="of:=[.J51]/[.G51]" office:value-type="float" office:value="0.642000193700234" calcext:value-type="float">
            <text:p>0.6420001937</text:p>
          </table:table-cell>
          <table:table-cell table:formula="of:=(1+0.5*0.5)*([.M51]*[.N51]/(0.5*0.5*[.N51]+[.M51]))" office:value-type="float" office:value="0.508951960220324" calcext:value-type="float">
            <text:p>0.5089519602</text:p>
          </table:table-cell>
          <table:table-cell table:formula="of:=[.J51]/([.J51]+[.K51])" office:value-type="float" office:value="0.969546653679159" calcext:value-type="float">
            <text:p>0.9695466537</text:p>
          </table:table-cell>
          <table:table-cell table:formula="of:=[.J51]/[.G51]" office:value-type="float" office:value="0.642000193700234" calcext:value-type="float">
            <text:p>0.6420001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800.qval_0.07</text:p>
          </table:table-cell>
          <table:table-cell office:value-type="float" office:value="39560084" calcext:value-type="float">
            <text:p>39560084</text:p>
          </table:table-cell>
          <table:table-cell office:value-type="float" office:value="62173073" calcext:value-type="float">
            <text:p>62173073</text:p>
          </table:table-cell>
          <table:table-cell office:value-type="float" office:value="61844422" calcext:value-type="float">
            <text:p>61844422</text:p>
          </table:table-cell>
          <table:table-cell office:value-type="float" office:value="65868669" calcext:value-type="float">
            <text:p>65868669</text:p>
          </table:table-cell>
          <table:table-cell table:formula="of:=100*[.B52]/(AVERAGE([.C52:.E52]))" office:value-type="float" office:value="62.5007370205235" calcext:value-type="float">
            <text:p>62.5007370205</text:p>
          </table:table-cell>
          <table:table-cell office:value-type="float" office:value="39560084" calcext:value-type="float">
            <text:p>3956008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4855533" calcext:value-type="float">
            <text:p>24855533</text:p>
          </table:table-cell>
          <table:table-cell office:value-type="float" office:value="860581" calcext:value-type="float">
            <text:p>860581</text:p>
          </table:table-cell>
          <table:table-cell table:formula="of:=[.G57]-[.J57]" office:value-type="float" office:value="11071976" calcext:value-type="float">
            <text:p>11071976</text:p>
          </table:table-cell>
          <table:table-cell table:formula="of:=[.J52]/[.H52]" office:value-type="float" office:value="0.2877614990294" calcext:value-type="float">
            <text:p>0.287761499</text:p>
          </table:table-cell>
          <table:table-cell table:formula="of:=[.J52]/[.G52]" office:value-type="float" office:value="0.628298286727601" calcext:value-type="float">
            <text:p>0.6282982867</text:p>
          </table:table-cell>
          <table:table-cell table:formula="of:=(1+0.5*0.5)*([.M52]*[.N52]/(0.5*0.5*[.N52]+[.M52]))" office:value-type="float" office:value="0.508052484753642" calcext:value-type="float">
            <text:p>0.5080524848</text:p>
          </table:table-cell>
          <table:table-cell table:formula="of:=[.J52]/([.J52]+[.K52])" office:value-type="float" office:value="0.966535340448405" calcext:value-type="float">
            <text:p>0.9665353404</text:p>
          </table:table-cell>
          <table:table-cell table:formula="of:=[.J52]/[.G52]" office:value-type="float" office:value="0.628298286727601" calcext:value-type="float">
            <text:p>0.6282982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800.qval_0.09</text:p>
          </table:table-cell>
          <table:table-cell office:value-type="float" office:value="39560084" calcext:value-type="float">
            <text:p>39560084</text:p>
          </table:table-cell>
          <table:table-cell office:value-type="float" office:value="62173073" calcext:value-type="float">
            <text:p>62173073</text:p>
          </table:table-cell>
          <table:table-cell office:value-type="float" office:value="61844422" calcext:value-type="float">
            <text:p>61844422</text:p>
          </table:table-cell>
          <table:table-cell office:value-type="float" office:value="65868669" calcext:value-type="float">
            <text:p>65868669</text:p>
          </table:table-cell>
          <table:table-cell table:formula="of:=100*[.B53]/(AVERAGE([.C53:.E53]))" office:value-type="float" office:value="62.5007370205235" calcext:value-type="float">
            <text:p>62.5007370205</text:p>
          </table:table-cell>
          <table:table-cell office:value-type="float" office:value="39560084" calcext:value-type="float">
            <text:p>3956008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4855533" calcext:value-type="float">
            <text:p>24855533</text:p>
          </table:table-cell>
          <table:table-cell office:value-type="float" office:value="860581" calcext:value-type="float">
            <text:p>860581</text:p>
          </table:table-cell>
          <table:table-cell table:formula="of:=[.G58]-[.J58]" office:value-type="float" office:value="13118284" calcext:value-type="float">
            <text:p>13118284</text:p>
          </table:table-cell>
          <table:table-cell table:formula="of:=[.J53]/[.H53]" office:value-type="float" office:value="0.2877614990294" calcext:value-type="float">
            <text:p>0.287761499</text:p>
          </table:table-cell>
          <table:table-cell table:formula="of:=[.J53]/[.G53]" office:value-type="float" office:value="0.628298286727601" calcext:value-type="float">
            <text:p>0.6282982867</text:p>
          </table:table-cell>
          <table:table-cell table:formula="of:=(1+0.5*0.5)*([.M53]*[.N53]/(0.5*0.5*[.N53]+[.M53]))" office:value-type="float" office:value="0.508052484753642" calcext:value-type="float">
            <text:p>0.5080524848</text:p>
          </table:table-cell>
          <table:table-cell table:formula="of:=[.J53]/([.J53]+[.K53])" office:value-type="float" office:value="0.966535340448405" calcext:value-type="float">
            <text:p>0.9665353404</text:p>
          </table:table-cell>
          <table:table-cell table:formula="of:=[.J53]/[.G53]" office:value-type="float" office:value="0.628298286727601" calcext:value-type="float">
            <text:p>0.6282982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800.qval_0.1</text:p>
          </table:table-cell>
          <table:table-cell office:value-type="float" office:value="41386037" calcext:value-type="float">
            <text:p>41386037</text:p>
          </table:table-cell>
          <table:table-cell office:value-type="float" office:value="78673937" calcext:value-type="float">
            <text:p>78673937</text:p>
          </table:table-cell>
          <table:table-cell office:value-type="float" office:value="61844422" calcext:value-type="float">
            <text:p>61844422</text:p>
          </table:table-cell>
          <table:table-cell office:value-type="float" office:value="65868669" calcext:value-type="float">
            <text:p>65868669</text:p>
          </table:table-cell>
          <table:table-cell table:formula="of:=100*[.B54]/(AVERAGE([.C54:.E54]))" office:value-type="float" office:value="60.1579044008522" calcext:value-type="float">
            <text:p>60.1579044009</text:p>
          </table:table-cell>
          <table:table-cell office:value-type="float" office:value="41386037" calcext:value-type="float">
            <text:p>4138603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5524983" calcext:value-type="float">
            <text:p>25524983</text:p>
          </table:table-cell>
          <table:table-cell office:value-type="float" office:value="1012614" calcext:value-type="float">
            <text:p>1012614</text:p>
          </table:table-cell>
          <table:table-cell table:formula="of:=[.G59]-[.J59]" office:value-type="float" office:value="14822266" calcext:value-type="float">
            <text:p>14822266</text:p>
          </table:table-cell>
          <table:table-cell table:formula="of:=[.J54]/[.H54]" office:value-type="float" office:value="0.295511963906787" calcext:value-type="float">
            <text:p>0.2955119639</text:p>
          </table:table-cell>
          <table:table-cell table:formula="of:=[.J54]/[.G54]" office:value-type="float" office:value="0.616753495871083" calcext:value-type="float">
            <text:p>0.6167534959</text:p>
          </table:table-cell>
          <table:table-cell table:formula="of:=(1+0.5*0.5)*([.M54]*[.N54]/(0.5*0.5*[.N54]+[.M54]))" office:value-type="float" office:value="0.506609683885985" calcext:value-type="float">
            <text:p>0.5066096839</text:p>
          </table:table-cell>
          <table:table-cell table:formula="of:=[.J54]/([.J54]+[.K54])" office:value-type="float" office:value="0.961842287378168" calcext:value-type="float">
            <text:p>0.9618422874</text:p>
          </table:table-cell>
          <table:table-cell table:formula="of:=[.J54]/[.G54]" office:value-type="float" office:value="0.616753495871083" calcext:value-type="float">
            <text:p>0.6167534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800.qval_0.5</text:p>
          </table:table-cell>
          <table:table-cell office:value-type="float" office:value="56843366" calcext:value-type="float">
            <text:p>56843366</text:p>
          </table:table-cell>
          <table:table-cell office:value-type="float" office:value="107863627" calcext:value-type="float">
            <text:p>107863627</text:p>
          </table:table-cell>
          <table:table-cell office:value-type="float" office:value="108536631" calcext:value-type="float">
            <text:p>108536631</text:p>
          </table:table-cell>
          <table:table-cell office:value-type="float" office:value="125027296" calcext:value-type="float">
            <text:p>125027296</text:p>
          </table:table-cell>
          <table:table-cell table:formula="of:=100*[.B55]/(AVERAGE([.C55:.E55]))" office:value-type="float" office:value="49.9462026430357" calcext:value-type="float">
            <text:p>49.946202643</text:p>
          </table:table-cell>
          <table:table-cell office:value-type="float" office:value="56843366" calcext:value-type="float">
            <text:p>5684336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0031095" calcext:value-type="float">
            <text:p>30031095</text:p>
          </table:table-cell>
          <table:table-cell office:value-type="float" office:value="2126132" calcext:value-type="float">
            <text:p>2126132</text:p>
          </table:table-cell>
          <table:table-cell table:formula="of:=[.G60]-[.J60]" office:value-type="float" office:value="17050248" calcext:value-type="float">
            <text:p>17050248</text:p>
          </table:table-cell>
          <table:table-cell table:formula="of:=[.J55]/[.H55]" office:value-type="float" office:value="0.347680852979267" calcext:value-type="float">
            <text:p>0.347680853</text:p>
          </table:table-cell>
          <table:table-cell table:formula="of:=[.J55]/[.G55]" office:value-type="float" office:value="0.528313101655521" calcext:value-type="float">
            <text:p>0.5283131017</text:p>
          </table:table-cell>
          <table:table-cell table:formula="of:=(1+0.5*0.5)*([.M55]*[.N55]/(0.5*0.5*[.N55]+[.M55]))" office:value-type="float" office:value="0.478584822447585" calcext:value-type="float">
            <text:p>0.4785848224</text:p>
          </table:table-cell>
          <table:table-cell table:formula="of:=[.J55]/([.J55]+[.K55])" office:value-type="float" office:value="0.933883229421492" calcext:value-type="float">
            <text:p>0.9338832294</text:p>
          </table:table-cell>
          <table:table-cell table:formula="of:=[.J55]/[.G55]" office:value-type="float" office:value="0.528313101655521" calcext:value-type="float">
            <text:p>0.528313101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100*[.B56]/(AVERAGE([.C56:.E56])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ozen.ext_1000.qval_0.001</text:p>
          </table:table-cell>
          <table:table-cell office:value-type="float" office:value="31713518" calcext:value-type="float">
            <text:p>31713518</text:p>
          </table:table-cell>
          <table:table-cell office:value-type="float" office:value="46648559" calcext:value-type="float">
            <text:p>46648559</text:p>
          </table:table-cell>
          <table:table-cell office:value-type="float" office:value="46248114" calcext:value-type="float">
            <text:p>46248114</text:p>
          </table:table-cell>
          <table:table-cell office:value-type="float" office:value="41277713" calcext:value-type="float">
            <text:p>41277713</text:p>
          </table:table-cell>
          <table:table-cell table:formula="of:=100*[.B57]/(AVERAGE([.C57:.E57]))" office:value-type="float" office:value="70.9081344333486" calcext:value-type="float">
            <text:p>70.9081344333</text:p>
          </table:table-cell>
          <table:table-cell office:value-type="float" office:value="31713518" calcext:value-type="float">
            <text:p>31713518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0641542" calcext:value-type="float">
            <text:p>20641542</text:p>
          </table:table-cell>
          <table:table-cell office:value-type="float" office:value="503413" calcext:value-type="float">
            <text:p>503413</text:p>
          </table:table-cell>
          <table:table-cell table:formula="of:=[.G62]-[.J62]" office:value-type="float" office:value="19462263" calcext:value-type="float">
            <text:p>19462263</text:p>
          </table:table-cell>
          <table:table-cell table:formula="of:=[.J57]/[.H57]" office:value-type="float" office:value="0.23897460047219" calcext:value-type="float">
            <text:p>0.2389746005</text:p>
          </table:table-cell>
          <table:table-cell table:formula="of:=[.J57]/[.G57]" office:value-type="float" office:value="0.650875188302982" calcext:value-type="float">
            <text:p>0.6508751883</text:p>
          </table:table-cell>
          <table:table-cell table:formula="of:=(1+0.5*0.5)*([.M57]*[.N57]/(0.5*0.5*[.N57]+[.M57]))" office:value-type="float" office:value="0.484021641354601" calcext:value-type="float">
            <text:p>0.4840216414</text:p>
          </table:table-cell>
          <table:table-cell table:formula="of:=[.J57]/([.J57]+[.K57])" office:value-type="float" office:value="0.976192287947645" calcext:value-type="float">
            <text:p>0.9761922879</text:p>
          </table:table-cell>
          <table:table-cell table:formula="of:=[.J57]/[.G57]" office:value-type="float" office:value="0.650875188302982" calcext:value-type="float">
            <text:p>0.6508751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1000.qval_0.005</text:p>
          </table:table-cell>
          <table:table-cell office:value-type="float" office:value="35149011" calcext:value-type="float">
            <text:p>35149011</text:p>
          </table:table-cell>
          <table:table-cell office:value-type="float" office:value="52872841" calcext:value-type="float">
            <text:p>52872841</text:p>
          </table:table-cell>
          <table:table-cell office:value-type="float" office:value="52451967" calcext:value-type="float">
            <text:p>52451967</text:p>
          </table:table-cell>
          <table:table-cell office:value-type="float" office:value="46804434" calcext:value-type="float">
            <text:p>46804434</text:p>
          </table:table-cell>
          <table:table-cell table:formula="of:=100*[.B58]/(AVERAGE([.C58:.E58]))" office:value-type="float" office:value="69.3141118786354" calcext:value-type="float">
            <text:p>69.3141118786</text:p>
          </table:table-cell>
          <table:table-cell office:value-type="float" office:value="35149011" calcext:value-type="float">
            <text:p>35149011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2030727" calcext:value-type="float">
            <text:p>22030727</text:p>
          </table:table-cell>
          <table:table-cell office:value-type="float" office:value="663121" calcext:value-type="float">
            <text:p>663121</text:p>
          </table:table-cell>
          <table:table-cell table:formula="of:=[.G63]-[.J63]" office:value-type="float" office:value="20982912" calcext:value-type="float">
            <text:p>20982912</text:p>
          </table:table-cell>
          <table:table-cell table:formula="of:=[.J58]/[.H58]" office:value-type="float" office:value="0.255057697866607" calcext:value-type="float">
            <text:p>0.2550576979</text:p>
          </table:table-cell>
          <table:table-cell table:formula="of:=[.J58]/[.G58]" office:value-type="float" office:value="0.626780850249243" calcext:value-type="float">
            <text:p>0.6267808502</text:p>
          </table:table-cell>
          <table:table-cell table:formula="of:=(1+0.5*0.5)*([.M58]*[.N58]/(0.5*0.5*[.N58]+[.M58]))" office:value-type="float" office:value="0.485319219009639" calcext:value-type="float">
            <text:p>0.485319219</text:p>
          </table:table-cell>
          <table:table-cell table:formula="of:=[.J58]/([.J58]+[.K58])" office:value-type="float" office:value="0.970779702058461" calcext:value-type="float">
            <text:p>0.9707797021</text:p>
          </table:table-cell>
          <table:table-cell table:formula="of:=[.J58]/[.G58]" office:value-type="float" office:value="0.626780850249243" calcext:value-type="float">
            <text:p>0.6267808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1000.qval_0.01</text:p>
          </table:table-cell>
          <table:table-cell office:value-type="float" office:value="37838520" calcext:value-type="float">
            <text:p>37838520</text:p>
          </table:table-cell>
          <table:table-cell office:value-type="float" office:value="61079940" calcext:value-type="float">
            <text:p>61079940</text:p>
          </table:table-cell>
          <table:table-cell office:value-type="float" office:value="52451967" calcext:value-type="float">
            <text:p>52451967</text:p>
          </table:table-cell>
          <table:table-cell office:value-type="float" office:value="53928412" calcext:value-type="float">
            <text:p>53928412</text:p>
          </table:table-cell>
          <table:table-cell table:formula="of:=100*[.B59]/(AVERAGE([.C59:.E59]))" office:value-type="float" office:value="67.786542315138" calcext:value-type="float">
            <text:p>67.7865423151</text:p>
          </table:table-cell>
          <table:table-cell office:value-type="float" office:value="37838520" calcext:value-type="float">
            <text:p>3783852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3016254" calcext:value-type="float">
            <text:p>23016254</text:p>
          </table:table-cell>
          <table:table-cell office:value-type="float" office:value="809635" calcext:value-type="float">
            <text:p>809635</text:p>
          </table:table-cell>
          <table:table-cell table:formula="of:=[.G64]-[.J64]" office:value-type="float" office:value="22496748" calcext:value-type="float">
            <text:p>22496748</text:p>
          </table:table-cell>
          <table:table-cell table:formula="of:=[.J59]/[.H59]" office:value-type="float" office:value="0.266467500539273" calcext:value-type="float">
            <text:p>0.2664675005</text:p>
          </table:table-cell>
          <table:table-cell table:formula="of:=[.J59]/[.G59]" office:value-type="float" office:value="0.608275746514398" calcext:value-type="float">
            <text:p>0.6082757465</text:p>
          </table:table-cell>
          <table:table-cell table:formula="of:=(1+0.5*0.5)*([.M59]*[.N59]/(0.5*0.5*[.N59]+[.M59]))" office:value-type="float" office:value="0.484084847275019" calcext:value-type="float">
            <text:p>0.4840848473</text:p>
          </table:table-cell>
          <table:table-cell table:formula="of:=[.J59]/([.J59]+[.K59])" office:value-type="float" office:value="0.966018686647957" calcext:value-type="float">
            <text:p>0.9660186866</text:p>
          </table:table-cell>
          <table:table-cell table:formula="of:=[.J59]/[.G59]" office:value-type="float" office:value="0.608275746514398" calcext:value-type="float">
            <text:p>0.6082757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1000.qval_0.02</text:p>
          </table:table-cell>
          <table:table-cell office:value-type="float" office:value="41120456" calcext:value-type="float">
            <text:p>41120456</text:p>
          </table:table-cell>
          <table:table-cell office:value-type="float" office:value="61079940" calcext:value-type="float">
            <text:p>61079940</text:p>
          </table:table-cell>
          <table:table-cell office:value-type="float" office:value="60653719" calcext:value-type="float">
            <text:p>60653719</text:p>
          </table:table-cell>
          <table:table-cell office:value-type="float" office:value="63657442" calcext:value-type="float">
            <text:p>63657442</text:p>
          </table:table-cell>
          <table:table-cell table:formula="of:=100*[.B60]/(AVERAGE([.C60:.E60]))" office:value-type="float" office:value="66.5411485959081" calcext:value-type="float">
            <text:p>66.5411485959</text:p>
          </table:table-cell>
          <table:table-cell office:value-type="float" office:value="41120456" calcext:value-type="float">
            <text:p>4112045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4070208" calcext:value-type="float">
            <text:p>24070208</text:p>
          </table:table-cell>
          <table:table-cell office:value-type="float" office:value="1016117" calcext:value-type="float">
            <text:p>1016117</text:p>
          </table:table-cell>
          <table:table-cell table:formula="of:=[.G65]-[.J65]" office:value-type="float" office:value="22496748" calcext:value-type="float">
            <text:p>22496748</text:p>
          </table:table-cell>
          <table:table-cell table:formula="of:=[.J60]/[.H60]" office:value-type="float" office:value="0.278669507349911" calcext:value-type="float">
            <text:p>0.2786695073</text:p>
          </table:table-cell>
          <table:table-cell table:formula="of:=[.J60]/[.G60]" office:value-type="float" office:value="0.585358489215197" calcext:value-type="float">
            <text:p>0.5853584892</text:p>
          </table:table-cell>
          <table:table-cell table:formula="of:=(1+0.5*0.5)*([.M60]*[.N60]/(0.5*0.5*[.N60]+[.M60]))" office:value-type="float" office:value="0.479758993487963" calcext:value-type="float">
            <text:p>0.4797589935</text:p>
          </table:table-cell>
          <table:table-cell table:formula="of:=[.J60]/([.J60]+[.K60])" office:value-type="float" office:value="0.959495183132643" calcext:value-type="float">
            <text:p>0.9594951831</text:p>
          </table:table-cell>
          <table:table-cell table:formula="of:=[.J60]/[.G60]" office:value-type="float" office:value="0.585358489215197" calcext:value-type="float">
            <text:p>0.5853584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1000.qval_0.03</text:p>
          </table:table-cell>
          <table:table-cell office:value-type="float" office:value="41120456" calcext:value-type="float">
            <text:p>41120456</text:p>
          </table:table-cell>
          <table:table-cell office:value-type="float" office:value="61079940" calcext:value-type="float">
            <text:p>61079940</text:p>
          </table:table-cell>
          <table:table-cell office:value-type="float" office:value="60653719" calcext:value-type="float">
            <text:p>60653719</text:p>
          </table:table-cell>
          <table:table-cell office:value-type="float" office:value="63657442" calcext:value-type="float">
            <text:p>63657442</text:p>
          </table:table-cell>
          <table:table-cell table:formula="of:=100*[.B61]/(AVERAGE([.C61:.E61]))" office:value-type="float" office:value="66.5411485959081" calcext:value-type="float">
            <text:p>66.5411485959</text:p>
          </table:table-cell>
          <table:table-cell office:value-type="float" office:value="41120456" calcext:value-type="float">
            <text:p>4112045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4070208" calcext:value-type="float">
            <text:p>24070208</text:p>
          </table:table-cell>
          <table:table-cell office:value-type="float" office:value="1016117" calcext:value-type="float">
            <text:p>1016117</text:p>
          </table:table-cell>
          <table:table-cell table:formula="of:=[.G66]-[.J66]" office:value-type="float" office:value="38361271" calcext:value-type="float">
            <text:p>38361271</text:p>
          </table:table-cell>
          <table:table-cell table:formula="of:=[.J61]/[.H61]" office:value-type="float" office:value="0.278669507349911" calcext:value-type="float">
            <text:p>0.2786695073</text:p>
          </table:table-cell>
          <table:table-cell table:formula="of:=[.J61]/[.G61]" office:value-type="float" office:value="0.585358489215197" calcext:value-type="float">
            <text:p>0.5853584892</text:p>
          </table:table-cell>
          <table:table-cell table:formula="of:=(1+0.5*0.5)*([.M61]*[.N61]/(0.5*0.5*[.N61]+[.M61]))" office:value-type="float" office:value="0.479758993487963" calcext:value-type="float">
            <text:p>0.4797589935</text:p>
          </table:table-cell>
          <table:table-cell table:formula="of:=[.J61]/([.J61]+[.K61])" office:value-type="float" office:value="0.959495183132643" calcext:value-type="float">
            <text:p>0.9594951831</text:p>
          </table:table-cell>
          <table:table-cell table:formula="of:=[.J61]/[.G61]" office:value-type="float" office:value="0.585358489215197" calcext:value-type="float">
            <text:p>0.5853584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1000.qval_0.05</text:p>
          </table:table-cell>
          <table:table-cell office:value-type="float" office:value="44615094" calcext:value-type="float">
            <text:p>44615094</text:p>
          </table:table-cell>
          <table:table-cell office:value-type="float" office:value="72315485" calcext:value-type="float">
            <text:p>72315485</text:p>
          </table:table-cell>
          <table:table-cell office:value-type="float" office:value="72015691" calcext:value-type="float">
            <text:p>72015691</text:p>
          </table:table-cell>
          <table:table-cell office:value-type="float" office:value="63657442" calcext:value-type="float">
            <text:p>63657442</text:p>
          </table:table-cell>
          <table:table-cell table:formula="of:=100*[.B62]/(AVERAGE([.C62:.E62]))" office:value-type="float" office:value="64.3522146966715" calcext:value-type="float">
            <text:p>64.3522146967</text:p>
          </table:table-cell>
          <table:table-cell office:value-type="float" office:value="44615094" calcext:value-type="float">
            <text:p>4461509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5152831" calcext:value-type="float">
            <text:p>25152831</text:p>
          </table:table-cell>
          <table:table-cell office:value-type="float" office:value="1301321" calcext:value-type="float">
            <text:p>1301321</text:p>
          </table:table-cell>
          <table:table-cell table:formula="of:=[.G68]-[.J68]" office:value-type="float" office:value="32108859" calcext:value-type="float">
            <text:p>32108859</text:p>
          </table:table-cell>
          <table:table-cell table:formula="of:=[.J62]/[.H62]" office:value-type="float" office:value="0.291203425546866" calcext:value-type="float">
            <text:p>0.2912034255</text:p>
          </table:table-cell>
          <table:table-cell table:formula="of:=[.J62]/[.G62]" office:value-type="float" office:value="0.563774022307338" calcext:value-type="float">
            <text:p>0.5637740223</text:p>
          </table:table-cell>
          <table:table-cell table:formula="of:=(1+0.5*0.5)*([.M62]*[.N62]/(0.5*0.5*[.N62]+[.M62]))" office:value-type="float" office:value="0.47487588915458" calcext:value-type="float">
            <text:p>0.4748758892</text:p>
          </table:table-cell>
          <table:table-cell table:formula="of:=[.J62]/([.J62]+[.K62])" office:value-type="float" office:value="0.950808440202506" calcext:value-type="float">
            <text:p>0.9508084402</text:p>
          </table:table-cell>
          <table:table-cell table:formula="of:=[.J62]/[.G62]" office:value-type="float" office:value="0.563774022307338" calcext:value-type="float">
            <text:p>0.5637740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1000.qval_0.07</text:p>
          </table:table-cell>
          <table:table-cell office:value-type="float" office:value="46812212" calcext:value-type="float">
            <text:p>46812212</text:p>
          </table:table-cell>
          <table:table-cell office:value-type="float" office:value="72315485" calcext:value-type="float">
            <text:p>72315485</text:p>
          </table:table-cell>
          <table:table-cell office:value-type="float" office:value="72015691" calcext:value-type="float">
            <text:p>72015691</text:p>
          </table:table-cell>
          <table:table-cell office:value-type="float" office:value="77602146" calcext:value-type="float">
            <text:p>77602146</text:p>
          </table:table-cell>
          <table:table-cell table:formula="of:=100*[.B63]/(AVERAGE([.C63:.E63]))" office:value-type="float" office:value="63.2787518045623" calcext:value-type="float">
            <text:p>63.2787518046</text:p>
          </table:table-cell>
          <table:table-cell office:value-type="float" office:value="46812212" calcext:value-type="float">
            <text:p>4681221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5829300" calcext:value-type="float">
            <text:p>25829300</text:p>
          </table:table-cell>
          <table:table-cell office:value-type="float" office:value="1432099" calcext:value-type="float">
            <text:p>1432099</text:p>
          </table:table-cell>
          <table:table-cell table:formula="of:=[.G69]-[.J69]" office:value-type="float" office:value="39529350" calcext:value-type="float">
            <text:p>39529350</text:p>
          </table:table-cell>
          <table:table-cell table:formula="of:=[.J63]/[.H63]" office:value-type="float" office:value="0.299035151926941" calcext:value-type="float">
            <text:p>0.2990351519</text:p>
          </table:table-cell>
          <table:table-cell table:formula="of:=[.J63]/[.G63]" office:value-type="float" office:value="0.551764142228528" calcext:value-type="float">
            <text:p>0.5517641422</text:p>
          </table:table-cell>
          <table:table-cell table:formula="of:=(1+0.5*0.5)*([.M63]*[.N63]/(0.5*0.5*[.N63]+[.M63]))" office:value-type="float" office:value="0.471984740888083" calcext:value-type="float">
            <text:p>0.4719847409</text:p>
          </table:table-cell>
          <table:table-cell table:formula="of:=[.J63]/([.J63]+[.K63])" office:value-type="float" office:value="0.947467883067923" calcext:value-type="float">
            <text:p>0.9474678831</text:p>
          </table:table-cell>
          <table:table-cell table:formula="of:=[.J63]/[.G63]" office:value-type="float" office:value="0.551764142228528" calcext:value-type="float">
            <text:p>0.5517641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1000.qval_0.09</text:p>
          </table:table-cell>
          <table:table-cell office:value-type="float" office:value="48859530" calcext:value-type="float">
            <text:p>48859530</text:p>
          </table:table-cell>
          <table:table-cell office:value-type="float" office:value="89121452" calcext:value-type="float">
            <text:p>89121452</text:p>
          </table:table-cell>
          <table:table-cell office:value-type="float" office:value="72015691" calcext:value-type="float">
            <text:p>72015691</text:p>
          </table:table-cell>
          <table:table-cell office:value-type="float" office:value="77602146" calcext:value-type="float">
            <text:p>77602146</text:p>
          </table:table-cell>
          <table:table-cell table:formula="of:=100*[.B64]/(AVERAGE([.C64:.E64]))" office:value-type="float" office:value="61.3969282617743" calcext:value-type="float">
            <text:p>61.3969282618</text:p>
          </table:table-cell>
          <table:table-cell office:value-type="float" office:value="48859530" calcext:value-type="float">
            <text:p>4885953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6362782" calcext:value-type="float">
            <text:p>26362782</text:p>
          </table:table-cell>
          <table:table-cell office:value-type="float" office:value="1618281" calcext:value-type="float">
            <text:p>1618281</text:p>
          </table:table-cell>
          <table:table-cell table:formula="of:=[.G70]-[.J70]" office:value-type="float" office:value="42480575" calcext:value-type="float">
            <text:p>42480575</text:p>
          </table:table-cell>
          <table:table-cell table:formula="of:=[.J64]/[.H64]" office:value-type="float" office:value="0.305211466070967" calcext:value-type="float">
            <text:p>0.3052114661</text:p>
          </table:table-cell>
          <table:table-cell table:formula="of:=[.J64]/[.G64]" office:value-type="float" office:value="0.539562742416884" calcext:value-type="float">
            <text:p>0.5395627424</text:p>
          </table:table-cell>
          <table:table-cell table:formula="of:=(1+0.5*0.5)*([.M64]*[.N64]/(0.5*0.5*[.N64]+[.M64]))" office:value-type="float" office:value="0.467734408430787" calcext:value-type="float">
            <text:p>0.4677344084</text:p>
          </table:table-cell>
          <table:table-cell table:formula="of:=[.J64]/([.J64]+[.K64])" office:value-type="float" office:value="0.94216513504151" calcext:value-type="float">
            <text:p>0.942165135</text:p>
          </table:table-cell>
          <table:table-cell table:formula="of:=[.J64]/[.G64]" office:value-type="float" office:value="0.539562742416884" calcext:value-type="float">
            <text:p>0.5395627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1000.qval_0.1</text:p>
          </table:table-cell>
          <table:table-cell office:value-type="float" office:value="48859530" calcext:value-type="float">
            <text:p>48859530</text:p>
          </table:table-cell>
          <table:table-cell office:value-type="float" office:value="89121452" calcext:value-type="float">
            <text:p>89121452</text:p>
          </table:table-cell>
          <table:table-cell office:value-type="float" office:value="72015691" calcext:value-type="float">
            <text:p>72015691</text:p>
          </table:table-cell>
          <table:table-cell office:value-type="float" office:value="77602146" calcext:value-type="float">
            <text:p>77602146</text:p>
          </table:table-cell>
          <table:table-cell table:formula="of:=100*[.B65]/(AVERAGE([.C65:.E65]))" office:value-type="float" office:value="61.3969282617743" calcext:value-type="float">
            <text:p>61.3969282618</text:p>
          </table:table-cell>
          <table:table-cell office:value-type="float" office:value="48859530" calcext:value-type="float">
            <text:p>4885953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6362782" calcext:value-type="float">
            <text:p>26362782</text:p>
          </table:table-cell>
          <table:table-cell office:value-type="float" office:value="1618281" calcext:value-type="float">
            <text:p>1618281</text:p>
          </table:table-cell>
          <table:table-cell table:formula="of:=[.G71]-[.J71]" office:value-type="float" office:value="44205249" calcext:value-type="float">
            <text:p>44205249</text:p>
          </table:table-cell>
          <table:table-cell table:formula="of:=[.J65]/[.H65]" office:value-type="float" office:value="0.305211466070967" calcext:value-type="float">
            <text:p>0.3052114661</text:p>
          </table:table-cell>
          <table:table-cell table:formula="of:=[.J65]/[.G65]" office:value-type="float" office:value="0.539562742416884" calcext:value-type="float">
            <text:p>0.5395627424</text:p>
          </table:table-cell>
          <table:table-cell table:formula="of:=(1+0.5*0.5)*([.M65]*[.N65]/(0.5*0.5*[.N65]+[.M65]))" office:value-type="float" office:value="0.467734408430787" calcext:value-type="float">
            <text:p>0.4677344084</text:p>
          </table:table-cell>
          <table:table-cell table:formula="of:=[.J65]/([.J65]+[.K65])" office:value-type="float" office:value="0.94216513504151" calcext:value-type="float">
            <text:p>0.942165135</text:p>
          </table:table-cell>
          <table:table-cell table:formula="of:=[.J65]/[.G65]" office:value-type="float" office:value="0.539562742416884" calcext:value-type="float">
            <text:p>0.5395627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1000.qval_0.5</text:p>
          </table:table-cell>
          <table:table-cell office:value-type="float" office:value="68957529" calcext:value-type="float">
            <text:p>68957529</text:p>
          </table:table-cell>
          <table:table-cell office:value-type="float" office:value="164758973" calcext:value-type="float">
            <text:p>164758973</text:p>
          </table:table-cell>
          <table:table-cell office:value-type="float" office:value="116823494" calcext:value-type="float">
            <text:p>116823494</text:p>
          </table:table-cell>
          <table:table-cell office:value-type="float" office:value="134923084" calcext:value-type="float">
            <text:p>134923084</text:p>
          </table:table-cell>
          <table:table-cell table:formula="of:=100*[.B66]/(AVERAGE([.C66:.E66]))" office:value-type="float" office:value="49.6686266253388" calcext:value-type="float">
            <text:p>49.6686266253</text:p>
          </table:table-cell>
          <table:table-cell office:value-type="float" office:value="68957529" calcext:value-type="float">
            <text:p>6895752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0596258" calcext:value-type="float">
            <text:p>30596258</text:p>
          </table:table-cell>
          <table:table-cell office:value-type="float" office:value="3615325" calcext:value-type="float">
            <text:p>3615325</text:p>
          </table:table-cell>
          <table:table-cell table:formula="of:=[.G72]-[.J72]" office:value-type="float" office:value="49793839" calcext:value-type="float">
            <text:p>49793839</text:p>
          </table:table-cell>
          <table:table-cell table:formula="of:=[.J66]/[.H66]" office:value-type="float" office:value="0.354223949523443" calcext:value-type="float">
            <text:p>0.3542239495</text:p>
          </table:table-cell>
          <table:table-cell table:formula="of:=[.J66]/[.G66]" office:value-type="float" office:value="0.443697134217208" calcext:value-type="float">
            <text:p>0.4436971342</text:p>
          </table:table-cell>
          <table:table-cell table:formula="of:=(1+0.5*0.5)*([.M66]*[.N66]/(0.5*0.5*[.N66]+[.M66]))" office:value-type="float" office:value="0.422360389920001" calcext:value-type="float">
            <text:p>0.4223603899</text:p>
          </table:table-cell>
          <table:table-cell table:formula="of:=[.J66]/([.J66]+[.K66])" office:value-type="float" office:value="0.894324533302069" calcext:value-type="float">
            <text:p>0.8943245333</text:p>
          </table:table-cell>
          <table:table-cell table:formula="of:=[.J66]/[.G66]" office:value-type="float" office:value="0.443697134217208" calcext:value-type="float">
            <text:p>0.443697134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100*[.B67]/(AVERAGE([.C67:.E67])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ozen.ext_2000.qval_0.001</text:p>
          </table:table-cell>
          <table:table-cell office:value-type="float" office:value="52526806" calcext:value-type="float">
            <text:p>52526806</text:p>
          </table:table-cell>
          <table:table-cell office:value-type="float" office:value="73337027" calcext:value-type="float">
            <text:p>73337027</text:p>
          </table:table-cell>
          <table:table-cell office:value-type="float" office:value="72716417" calcext:value-type="float">
            <text:p>72716417</text:p>
          </table:table-cell>
          <table:table-cell office:value-type="float" office:value="69338572" calcext:value-type="float">
            <text:p>69338572</text:p>
          </table:table-cell>
          <table:table-cell table:formula="of:=100*[.B68]/(AVERAGE([.C68:.E68]))" office:value-type="float" office:value="73.1598231570478" calcext:value-type="float">
            <text:p>73.159823157</text:p>
          </table:table-cell>
          <table:table-cell office:value-type="float" office:value="52526806" calcext:value-type="float">
            <text:p>5252680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0417947" calcext:value-type="float">
            <text:p>20417947</text:p>
          </table:table-cell>
          <table:table-cell office:value-type="float" office:value="3045251" calcext:value-type="float">
            <text:p>3045251</text:p>
          </table:table-cell>
          <table:table-cell table:formula="of:=[.G74]-[.J74]" office:value-type="float" office:value="56695636" calcext:value-type="float">
            <text:p>56695636</text:p>
          </table:table-cell>
          <table:table-cell table:formula="of:=[.J68]/[.H68]" office:value-type="float" office:value="0.236385960253713" calcext:value-type="float">
            <text:p>0.2363859603</text:p>
          </table:table-cell>
          <table:table-cell table:formula="of:=[.J68]/[.G68]" office:value-type="float" office:value="0.388714802114562" calcext:value-type="float">
            <text:p>0.3887148021</text:p>
          </table:table-cell>
          <table:table-cell table:formula="of:=(1+0.5*0.5)*([.M68]*[.N68]/(0.5*0.5*[.N68]+[.M68]))" office:value-type="float" office:value="0.344336243335732" calcext:value-type="float">
            <text:p>0.3443362433</text:p>
          </table:table-cell>
          <table:table-cell table:formula="of:=[.J68]/([.J68]+[.K68])" office:value-type="float" office:value="0.870211596901667" calcext:value-type="float">
            <text:p>0.8702115969</text:p>
          </table:table-cell>
          <table:table-cell table:formula="of:=[.J68]/[.G68]" office:value-type="float" office:value="0.388714802114562" calcext:value-type="float">
            <text:p>0.3887148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2000.qval_0.005</text:p>
          </table:table-cell>
          <table:table-cell office:value-type="float" office:value="61330447" calcext:value-type="float">
            <text:p>61330447</text:p>
          </table:table-cell>
          <table:table-cell office:value-type="float" office:value="87843611" calcext:value-type="float">
            <text:p>87843611</text:p>
          </table:table-cell>
          <table:table-cell office:value-type="float" office:value="87372776" calcext:value-type="float">
            <text:p>87372776</text:p>
          </table:table-cell>
          <table:table-cell office:value-type="float" office:value="83859074" calcext:value-type="float">
            <text:p>83859074</text:p>
          </table:table-cell>
          <table:table-cell table:formula="of:=100*[.B69]/(AVERAGE([.C69:.E69]))" office:value-type="float" office:value="71.0184362076654" calcext:value-type="float">
            <text:p>71.0184362077</text:p>
          </table:table-cell>
          <table:table-cell office:value-type="float" office:value="61330447" calcext:value-type="float">
            <text:p>6133044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1801097" calcext:value-type="float">
            <text:p>21801097</text:p>
          </table:table-cell>
          <table:table-cell office:value-type="float" office:value="4141940" calcext:value-type="float">
            <text:p>4141940</text:p>
          </table:table-cell>
          <table:table-cell table:formula="of:=[.G75]-[.J75]" office:value-type="float" office:value="56695636" calcext:value-type="float">
            <text:p>56695636</text:p>
          </table:table-cell>
          <table:table-cell table:formula="of:=[.J69]/[.H69]" office:value-type="float" office:value="0.252399188269483" calcext:value-type="float">
            <text:p>0.2523991883</text:p>
          </table:table-cell>
          <table:table-cell table:formula="of:=[.J69]/[.G69]" office:value-type="float" office:value="0.355469396790798" calcext:value-type="float">
            <text:p>0.3554693968</text:p>
          </table:table-cell>
          <table:table-cell table:formula="of:=(1+0.5*0.5)*([.M69]*[.N69]/(0.5*0.5*[.N69]+[.M69]))" office:value-type="float" office:value="0.328629448518916" calcext:value-type="float">
            <text:p>0.3286294485</text:p>
          </table:table-cell>
          <table:table-cell table:formula="of:=[.J69]/([.J69]+[.K69])" office:value-type="float" office:value="0.840344829327422" calcext:value-type="float">
            <text:p>0.8403448293</text:p>
          </table:table-cell>
          <table:table-cell table:formula="of:=[.J69]/[.G69]" office:value-type="float" office:value="0.355469396790798" calcext:value-type="float">
            <text:p>0.3554693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2000.qval_0.01</text:p>
          </table:table-cell>
          <table:table-cell office:value-type="float" office:value="64756387" calcext:value-type="float">
            <text:p>64756387</text:p>
          </table:table-cell>
          <table:table-cell office:value-type="float" office:value="97322010" calcext:value-type="float">
            <text:p>97322010</text:p>
          </table:table-cell>
          <table:table-cell office:value-type="float" office:value="87372776" calcext:value-type="float">
            <text:p>87372776</text:p>
          </table:table-cell>
          <table:table-cell office:value-type="float" office:value="93182750" calcext:value-type="float">
            <text:p>93182750</text:p>
          </table:table-cell>
          <table:table-cell table:formula="of:=100*[.B70]/(AVERAGE([.C70:.E70]))" office:value-type="float" office:value="69.9117905666185" calcext:value-type="float">
            <text:p>69.9117905666</text:p>
          </table:table-cell>
          <table:table-cell office:value-type="float" office:value="64756387" calcext:value-type="float">
            <text:p>6475638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2275812" calcext:value-type="float">
            <text:p>22275812</text:p>
          </table:table-cell>
          <table:table-cell office:value-type="float" office:value="4553991" calcext:value-type="float">
            <text:p>4553991</text:p>
          </table:table-cell>
          <table:table-cell table:formula="of:=[.G76]-[.J76]" office:value-type="float" office:value="56695636" calcext:value-type="float">
            <text:p>56695636</text:p>
          </table:table-cell>
          <table:table-cell table:formula="of:=[.J70]/[.H70]" office:value-type="float" office:value="0.25789513559082" calcext:value-type="float">
            <text:p>0.2578951356</text:p>
          </table:table-cell>
          <table:table-cell table:formula="of:=[.J70]/[.G70]" office:value-type="float" office:value="0.343994052663871" calcext:value-type="float">
            <text:p>0.3439940527</text:p>
          </table:table-cell>
          <table:table-cell table:formula="of:=(1+0.5*0.5)*([.M70]*[.N70]/(0.5*0.5*[.N70]+[.M70]))" office:value-type="float" office:value="0.322463038990748" calcext:value-type="float">
            <text:p>0.322463039</text:p>
          </table:table-cell>
          <table:table-cell table:formula="of:=[.J70]/([.J70]+[.K70])" office:value-type="float" office:value="0.83026371829864" calcext:value-type="float">
            <text:p>0.8302637183</text:p>
          </table:table-cell>
          <table:table-cell table:formula="of:=[.J70]/[.G70]" office:value-type="float" office:value="0.343994052663871" calcext:value-type="float">
            <text:p>0.3439940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2000.qval_0.02</text:p>
          </table:table-cell>
          <table:table-cell office:value-type="float" office:value="66715299" calcext:value-type="float">
            <text:p>66715299</text:p>
          </table:table-cell>
          <table:table-cell office:value-type="float" office:value="97322010" calcext:value-type="float">
            <text:p>97322010</text:p>
          </table:table-cell>
          <table:table-cell office:value-type="float" office:value="96910806" calcext:value-type="float">
            <text:p>96910806</text:p>
          </table:table-cell>
          <table:table-cell office:value-type="float" office:value="93182750" calcext:value-type="float">
            <text:p>93182750</text:p>
          </table:table-cell>
          <table:table-cell table:formula="of:=100*[.B71]/(AVERAGE([.C71:.E71]))" office:value-type="float" office:value="69.6364152385539" calcext:value-type="float">
            <text:p>69.6364152386</text:p>
          </table:table-cell>
          <table:table-cell office:value-type="float" office:value="66715299" calcext:value-type="float">
            <text:p>6671529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2510050" calcext:value-type="float">
            <text:p>22510050</text:p>
          </table:table-cell>
          <table:table-cell office:value-type="float" office:value="4873079" calcext:value-type="float">
            <text:p>4873079</text:p>
          </table:table-cell>
          <table:table-cell table:formula="of:=[.G77]-[.J77]" office:value-type="float" office:value="91662262" calcext:value-type="float">
            <text:p>91662262</text:p>
          </table:table-cell>
          <table:table-cell table:formula="of:=[.J71]/[.H71]" office:value-type="float" office:value="0.260606993671258" calcext:value-type="float">
            <text:p>0.2606069937</text:p>
          </table:table-cell>
          <table:table-cell table:formula="of:=[.J71]/[.G71]" office:value-type="float" office:value="0.337404618391952" calcext:value-type="float">
            <text:p>0.3374046184</text:p>
          </table:table-cell>
          <table:table-cell table:formula="of:=(1+0.5*0.5)*([.M71]*[.N71]/(0.5*0.5*[.N71]+[.M71]))" office:value-type="float" office:value="0.318625620568375" calcext:value-type="float">
            <text:p>0.3186256206</text:p>
          </table:table-cell>
          <table:table-cell table:formula="of:=[.J71]/([.J71]+[.K71])" office:value-type="float" office:value="0.82204082667105" calcext:value-type="float">
            <text:p>0.8220408267</text:p>
          </table:table-cell>
          <table:table-cell table:formula="of:=[.J71]/[.G71]" office:value-type="float" office:value="0.337404618391952" calcext:value-type="float">
            <text:p>0.3374046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2000.qval_0.03</text:p>
          </table:table-cell>
          <table:table-cell office:value-type="float" office:value="72953084" calcext:value-type="float">
            <text:p>72953084</text:p>
          </table:table-cell>
          <table:table-cell office:value-type="float" office:value="109196412" calcext:value-type="float">
            <text:p>109196412</text:p>
          </table:table-cell>
          <table:table-cell office:value-type="float" office:value="108762522" calcext:value-type="float">
            <text:p>108762522</text:p>
          </table:table-cell>
          <table:table-cell office:value-type="float" office:value="104693130" calcext:value-type="float">
            <text:p>104693130</text:p>
          </table:table-cell>
          <table:table-cell table:formula="of:=100*[.B72]/(AVERAGE([.C72:.E72]))" office:value-type="float" office:value="67.8313503675588" calcext:value-type="float">
            <text:p>67.8313503676</text:p>
          </table:table-cell>
          <table:table-cell office:value-type="float" office:value="72953084" calcext:value-type="float">
            <text:p>7295308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3159245" calcext:value-type="float">
            <text:p>23159245</text:p>
          </table:table-cell>
          <table:table-cell office:value-type="float" office:value="5923295" calcext:value-type="float">
            <text:p>5923295</text:p>
          </table:table-cell>
          <table:table-cell table:formula="of:=[.G72]-[.J72]" office:value-type="float" office:value="49793839" calcext:value-type="float">
            <text:p>49793839</text:p>
          </table:table-cell>
          <table:table-cell table:formula="of:=[.J72]/[.H72]" office:value-type="float" office:value="0.26812295908477" calcext:value-type="float">
            <text:p>0.2681229591</text:p>
          </table:table-cell>
          <table:table-cell table:formula="of:=[.J72]/[.G72]" office:value-type="float" office:value="0.317453954379776" calcext:value-type="float">
            <text:p>0.3174539544</text:p>
          </table:table-cell>
          <table:table-cell table:formula="of:=(1+0.5*0.5)*([.M72]*[.N72]/(0.5*0.5*[.N72]+[.M72]))" office:value-type="float" office:value="0.306187098050228" calcext:value-type="float">
            <text:p>0.3061870981</text:p>
          </table:table-cell>
          <table:table-cell table:formula="of:=[.J72]/([.J72]+[.K72])" office:value-type="float" office:value="0.796328140526928" calcext:value-type="float">
            <text:p>0.7963281405</text:p>
          </table:table-cell>
          <table:table-cell table:formula="of:=[.J72]/[.G72]" office:value-type="float" office:value="0.317453954379776" calcext:value-type="float">
            <text:p>0.3174539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2000.qval_0.05</text:p>
          </table:table-cell>
          <table:table-cell office:value-type="float" office:value="75141515" calcext:value-type="float">
            <text:p>75141515</text:p>
          </table:table-cell>
          <table:table-cell office:value-type="float" office:value="109196412" calcext:value-type="float">
            <text:p>109196412</text:p>
          </table:table-cell>
          <table:table-cell office:value-type="float" office:value="108762522" calcext:value-type="float">
            <text:p>108762522</text:p>
          </table:table-cell>
          <table:table-cell office:value-type="float" office:value="119733608" calcext:value-type="float">
            <text:p>119733608</text:p>
          </table:table-cell>
          <table:table-cell table:formula="of:=100*[.B73]/(AVERAGE([.C73:.E73]))" office:value-type="float" office:value="66.7543747531149" calcext:value-type="float">
            <text:p>66.7543747531</text:p>
          </table:table-cell>
          <table:table-cell office:value-type="float" office:value="75141515" calcext:value-type="float">
            <text:p>75141515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3333627" calcext:value-type="float">
            <text:p>23333627</text:p>
          </table:table-cell>
          <table:table-cell office:value-type="float" office:value="6308767" calcext:value-type="float">
            <text:p>6308767</text:p>
          </table:table-cell>
          <table:table-cell table:formula="of:=[.G73]-[.J73]" office:value-type="float" office:value="51807888" calcext:value-type="float">
            <text:p>51807888</text:p>
          </table:table-cell>
          <table:table-cell table:formula="of:=[.J73]/[.H73]" office:value-type="float" office:value="0.270141842595485" calcext:value-type="float">
            <text:p>0.2701418426</text:p>
          </table:table-cell>
          <table:table-cell table:formula="of:=[.J73]/[.G73]" office:value-type="float" office:value="0.310529099659489" calcext:value-type="float">
            <text:p>0.3105290997</text:p>
          </table:table-cell>
          <table:table-cell table:formula="of:=(1+0.5*0.5)*([.M73]*[.N73]/(0.5*0.5*[.N73]+[.M73]))" office:value-type="float" office:value="0.301513608035513" calcext:value-type="float">
            <text:p>0.301513608</text:p>
          </table:table-cell>
          <table:table-cell table:formula="of:=[.J73]/([.J73]+[.K73])" office:value-type="float" office:value="0.787170800037271" calcext:value-type="float">
            <text:p>0.7871708</text:p>
          </table:table-cell>
          <table:table-cell table:formula="of:=[.J73]/[.G73]" office:value-type="float" office:value="0.310529099659489" calcext:value-type="float">
            <text:p>0.3105290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2000.qval_0.07</text:p>
          </table:table-cell>
          <table:table-cell office:value-type="float" office:value="80479886" calcext:value-type="float">
            <text:p>80479886</text:p>
          </table:table-cell>
          <table:table-cell office:value-type="float" office:value="124061451" calcext:value-type="float">
            <text:p>124061451</text:p>
          </table:table-cell>
          <table:table-cell office:value-type="float" office:value="123974414" calcext:value-type="float">
            <text:p>123974414</text:p>
          </table:table-cell>
          <table:table-cell office:value-type="float" office:value="119733608" calcext:value-type="float">
            <text:p>119733608</text:p>
          </table:table-cell>
          <table:table-cell table:formula="of:=100*[.B74]/(AVERAGE([.C74:.E74]))" office:value-type="float" office:value="65.6497278119655" calcext:value-type="float">
            <text:p>65.649727812</text:p>
          </table:table-cell>
          <table:table-cell office:value-type="float" office:value="80479886" calcext:value-type="float">
            <text:p>8047988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3784250" calcext:value-type="float">
            <text:p>23784250</text:p>
          </table:table-cell>
          <table:table-cell office:value-type="float" office:value="7298854" calcext:value-type="float">
            <text:p>7298854</text:p>
          </table:table-cell>
          <table:table-cell table:formula="of:=[.G74]-[.J74]" office:value-type="float" office:value="56695636" calcext:value-type="float">
            <text:p>56695636</text:p>
          </table:table-cell>
          <table:table-cell table:formula="of:=[.J74]/[.H74]" office:value-type="float" office:value="0.275358868115603" calcext:value-type="float">
            <text:p>0.2753588681</text:p>
          </table:table-cell>
          <table:table-cell table:formula="of:=[.J74]/[.G74]" office:value-type="float" office:value="0.295530363947086" calcext:value-type="float">
            <text:p>0.2955303639</text:p>
          </table:table-cell>
          <table:table-cell table:formula="of:=(1+0.5*0.5)*([.M74]*[.N74]/(0.5*0.5*[.N74]+[.M74]))" office:value-type="float" office:value="0.291263051641327" calcext:value-type="float">
            <text:p>0.2912630516</text:p>
          </table:table-cell>
          <table:table-cell table:formula="of:=[.J74]/([.J74]+[.K74])" office:value-type="float" office:value="0.765182589229184" calcext:value-type="float">
            <text:p>0.7651825892</text:p>
          </table:table-cell>
          <table:table-cell table:formula="of:=[.J74]/[.G74]" office:value-type="float" office:value="0.295530363947086" calcext:value-type="float">
            <text:p>0.2955303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2000.qval_0.09</text:p>
          </table:table-cell>
          <table:table-cell office:value-type="float" office:value="80479886" calcext:value-type="float">
            <text:p>80479886</text:p>
          </table:table-cell>
          <table:table-cell office:value-type="float" office:value="124061451" calcext:value-type="float">
            <text:p>124061451</text:p>
          </table:table-cell>
          <table:table-cell office:value-type="float" office:value="123974414" calcext:value-type="float">
            <text:p>123974414</text:p>
          </table:table-cell>
          <table:table-cell office:value-type="float" office:value="119733608" calcext:value-type="float">
            <text:p>119733608</text:p>
          </table:table-cell>
          <table:table-cell table:formula="of:=100*[.B75]/(AVERAGE([.C75:.E75]))" office:value-type="float" office:value="65.6497278119655" calcext:value-type="float">
            <text:p>65.649727812</text:p>
          </table:table-cell>
          <table:table-cell office:value-type="float" office:value="80479886" calcext:value-type="float">
            <text:p>8047988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3784250" calcext:value-type="float">
            <text:p>23784250</text:p>
          </table:table-cell>
          <table:table-cell office:value-type="float" office:value="7298854" calcext:value-type="float">
            <text:p>7298854</text:p>
          </table:table-cell>
          <table:table-cell table:formula="of:=[.G75]-[.J75]" office:value-type="float" office:value="56695636" calcext:value-type="float">
            <text:p>56695636</text:p>
          </table:table-cell>
          <table:table-cell table:formula="of:=[.J75]/[.H75]" office:value-type="float" office:value="0.275358868115603" calcext:value-type="float">
            <text:p>0.2753588681</text:p>
          </table:table-cell>
          <table:table-cell table:formula="of:=[.J75]/[.G75]" office:value-type="float" office:value="0.295530363947086" calcext:value-type="float">
            <text:p>0.2955303639</text:p>
          </table:table-cell>
          <table:table-cell table:formula="of:=(1+0.5*0.5)*([.M75]*[.N75]/(0.5*0.5*[.N75]+[.M75]))" office:value-type="float" office:value="0.291263051641327" calcext:value-type="float">
            <text:p>0.2912630516</text:p>
          </table:table-cell>
          <table:table-cell table:formula="of:=[.J75]/([.J75]+[.K75])" office:value-type="float" office:value="0.765182589229184" calcext:value-type="float">
            <text:p>0.7651825892</text:p>
          </table:table-cell>
          <table:table-cell table:formula="of:=[.J75]/[.G75]" office:value-type="float" office:value="0.295530363947086" calcext:value-type="float">
            <text:p>0.2955303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2000.qval_0.1</text:p>
          </table:table-cell>
          <table:table-cell office:value-type="float" office:value="80479886" calcext:value-type="float">
            <text:p>80479886</text:p>
          </table:table-cell>
          <table:table-cell office:value-type="float" office:value="124061451" calcext:value-type="float">
            <text:p>124061451</text:p>
          </table:table-cell>
          <table:table-cell office:value-type="float" office:value="123974414" calcext:value-type="float">
            <text:p>123974414</text:p>
          </table:table-cell>
          <table:table-cell office:value-type="float" office:value="119733608" calcext:value-type="float">
            <text:p>119733608</text:p>
          </table:table-cell>
          <table:table-cell table:formula="of:=100*[.B76]/(AVERAGE([.C76:.E76]))" office:value-type="float" office:value="65.6497278119655" calcext:value-type="float">
            <text:p>65.649727812</text:p>
          </table:table-cell>
          <table:table-cell office:value-type="float" office:value="80479886" calcext:value-type="float">
            <text:p>8047988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3784250" calcext:value-type="float">
            <text:p>23784250</text:p>
          </table:table-cell>
          <table:table-cell office:value-type="float" office:value="7298854" calcext:value-type="float">
            <text:p>7298854</text:p>
          </table:table-cell>
          <table:table-cell table:formula="of:=[.G76]-[.J76]" office:value-type="float" office:value="56695636" calcext:value-type="float">
            <text:p>56695636</text:p>
          </table:table-cell>
          <table:table-cell table:formula="of:=[.J76]/[.H76]" office:value-type="float" office:value="0.275358868115603" calcext:value-type="float">
            <text:p>0.2753588681</text:p>
          </table:table-cell>
          <table:table-cell table:formula="of:=[.J76]/[.G76]" office:value-type="float" office:value="0.295530363947086" calcext:value-type="float">
            <text:p>0.2955303639</text:p>
          </table:table-cell>
          <table:table-cell table:formula="of:=(1+0.5*0.5)*([.M76]*[.N76]/(0.5*0.5*[.N76]+[.M76]))" office:value-type="float" office:value="0.291263051641327" calcext:value-type="float">
            <text:p>0.2912630516</text:p>
          </table:table-cell>
          <table:table-cell table:formula="of:=[.J76]/([.J76]+[.K76])" office:value-type="float" office:value="0.765182589229184" calcext:value-type="float">
            <text:p>0.7651825892</text:p>
          </table:table-cell>
          <table:table-cell table:formula="of:=[.J76]/[.G76]" office:value-type="float" office:value="0.295530363947086" calcext:value-type="float">
            <text:p>0.2955303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ext_2000.qval_0.5</text:p>
          </table:table-cell>
          <table:table-cell office:value-type="float" office:value="116897019" calcext:value-type="float">
            <text:p>116897019</text:p>
          </table:table-cell>
          <table:table-cell office:value-type="float" office:value="208560771" calcext:value-type="float">
            <text:p>208560771</text:p>
          </table:table-cell>
          <table:table-cell office:value-type="float" office:value="212670324" calcext:value-type="float">
            <text:p>212670324</text:p>
          </table:table-cell>
          <table:table-cell office:value-type="float" office:value="202007869" calcext:value-type="float">
            <text:p>202007869</text:p>
          </table:table-cell>
          <table:table-cell table:formula="of:=100*[.B77]/(AVERAGE([.C77:.E77]))" office:value-type="float" office:value="56.2691162229709" calcext:value-type="float">
            <text:p>56.269116223</text:p>
          </table:table-cell>
          <table:table-cell office:value-type="float" office:value="116897019" calcext:value-type="float">
            <text:p>11689701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5234757" calcext:value-type="float">
            <text:p>25234757</text:p>
          </table:table-cell>
          <table:table-cell office:value-type="float" office:value="15395477" calcext:value-type="float">
            <text:p>15395477</text:p>
          </table:table-cell>
          <table:table-cell table:formula="of:=[.G77]-[.J77]" office:value-type="float" office:value="91662262" calcext:value-type="float">
            <text:p>91662262</text:p>
          </table:table-cell>
          <table:table-cell table:formula="of:=[.J77]/[.H77]" office:value-type="float" office:value="0.292151912492186" calcext:value-type="float">
            <text:p>0.2921519125</text:p>
          </table:table-cell>
          <table:table-cell table:formula="of:=[.J77]/[.G77]" office:value-type="float" office:value="0.215871689593727" calcext:value-type="float">
            <text:p>0.2158716896</text:p>
          </table:table-cell>
          <table:table-cell table:formula="of:=(1+0.5*0.5)*([.M77]*[.N77]/(0.5*0.5*[.N77]+[.M77]))" office:value-type="float" office:value="0.227765504206288" calcext:value-type="float">
            <text:p>0.2277655042</text:p>
          </table:table-cell>
          <table:table-cell table:formula="of:=[.J77]/([.J77]+[.K77])" office:value-type="float" office:value="0.621083230778341" calcext:value-type="float">
            <text:p>0.6210832308</text:p>
          </table:table-cell>
          <table:table-cell table:formula="of:=[.J77]/[.G77]" office:value-type="float" office:value="0.215871689593727" calcext:value-type="float">
            <text:p>0.2158716896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Default" table:number-columns-repeated="6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S1:Sheet1.T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11:16:07.656702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4T10:12:46.616246428</meta:creation-date>
    <dc:date>2016-07-08T11:46:16.527957192</dc:date>
    <meta:editing-duration>PT4H14M12S</meta:editing-duration>
    <meta:editing-cycles>13</meta:editing-cycles>
    <meta:generator>LibreOffice/4.2.8.2$Linux_X86_64 LibreOffice_project/420m0$Build-2</meta:generator>
    <meta:document-statistic meta:table-count="1" meta:cell-count="1212" meta:object-count="0"/>
  </office:meta>
</office:document-meta>
</file>